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27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9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style:vertical-pos="middl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bdd7ee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7">
      <style:graphic-properties style:vertical-pos="middl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language="fr" fo:country="FR" fo:font-weight="normal" style:font-weight-asian="normal" style:font-weight-complex="normal"/>
    </style:style>
    <style:style style:family="paragraph" style:name="a561">
      <style:paragraph-properties fo:text-align="center"/>
    </style:style>
    <style:style style:family="table-cell" style:name="a56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64">
      <style:text-properties fo:language="fr" fo:country="FR" fo:font-weight="normal" style:font-weight-asian="normal" style:font-weight-complex="normal"/>
    </style:style>
    <style:style style:family="paragraph" style:name="a565">
      <style:paragraph-properties fo:text-align="center"/>
    </style:style>
    <style:style style:family="table-cell" style:name="a56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68">
      <style:text-properties fo:language="fr" fo:country="FR" fo:font-weight="normal" style:font-weight-asian="normal" style:font-weight-complex="normal"/>
    </style:style>
    <style:style style:family="paragraph" style:name="a569">
      <style:paragraph-properties fo:text-align="center"/>
    </style:style>
    <style:style style:family="graphic" style:name="a660">
      <style:graphic-properties style:vertical-pos="middl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5881a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57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72">
      <style:text-properties fo:language="fr" fo:country="FR" fo:font-weight="normal" style:font-weight-asian="normal" style:font-weight-complex="normal"/>
    </style:style>
    <style:style style:family="paragraph" style:name="a573">
      <style:paragraph-properties fo:text-align="center"/>
    </style:style>
    <style:style style:family="table-cell" style:name="a57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76">
      <style:text-properties fo:language="fr" fo:country="FR" fo:font-weight="normal" style:font-weight-asian="normal" style:font-weight-complex="normal"/>
    </style:style>
    <style:style style:family="paragraph" style:name="a577">
      <style:paragraph-properties fo:text-align="center"/>
    </style:style>
    <style:style style:family="table-cell" style:name="a57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0" style:parent-style-name="Graphics">
      <style:graphic-properties draw:fill="none" draw:stroke="non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3">
      <style:graphic-properties style:vertical-pos="middle"/>
    </style:style>
    <style:style style:family="drawing-page" style:name="a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5">
      <style:graphic-properties style:vertical-pos="middle"/>
    </style:style>
    <style:style style:family="text" style:name="a4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language="fr" fo:country="FR" fo:font-weight="normal" style:font-weight-asian="normal" style:font-weight-complex="normal"/>
    </style:style>
    <style:style style:family="graphic" style:name="a409" style:parent-style-name="Graphics">
      <style:graphic-properties draw:fill="none" draw:stroke="none"/>
    </style:style>
    <style:style style:family="paragraph" style:name="a581">
      <style:paragraph-properties fo:text-align="center"/>
    </style:style>
    <style:style style:family="table-cell" style:name="a58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84">
      <style:table-row-properties style:row-height="0.40556in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language="fr" fo:country="FR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text-align="center"/>
    </style:style>
    <style:style style:family="graphic" style:name="a5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03">
      <style:graphic-properties style:vertical-pos="middle"/>
    </style:style>
    <style:style style:family="table-cell" style:name="a58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language="fr" fo:country="FR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6">
      <style:graphic-properties fo:wrap-option="no-wrap" fo:padding-top="0in" fo:padding-bottom="0in" fo:padding-left="0in" fo:padding-right="0in" draw:textarea-vertical-align="top" draw:textarea-horizontal-align="left" draw:fill="none" draw:stroke="solid" svg:stroke-width="0.04167in" svg:stroke-color="#ff000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0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language="fr" fo:country="FR"/>
    </style:style>
    <style:style style:family="paragraph" style:name="a686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text-align="center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0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language="fr" fo:country="FR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6">
      <style:paragraph-properties fo:text-align="center"/>
    </style:style>
    <style:style style:family="graphic" style:name="a495">
      <style:graphic-properties style:vertical-pos="middl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style:vertical-pos="middl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.18084in, 1.02574in, 0.18084in, 0.15331in)" draw:stroke="non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text-align="center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59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704">
      <style:graphic-properties style:vertical-pos="middle"/>
    </style:style>
    <style:style style:family="text" style:name="a593">
      <style:text-properties fo:language="fr" fo:country="FR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text-align="center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7">
      <style:graphic-properties style:vertical-pos="middle"/>
    </style:style>
    <style:style style:family="graphic" style:name="a511">
      <style:graphic-properties style:vertical-pos="middl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9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language="fr" fo:country="FR"/>
    </style:style>
    <style:style style:family="graphic" style:name="a513">
      <style:graphic-properties style:vertical-pos="middle"/>
    </style:style>
    <style:style style:family="paragraph" style:name="a598">
      <style:paragraph-properties fo:text-align="center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5">
      <style:graphic-properties style:vertical-pos="middl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7">
      <style:graphic-properties style:vertical-pos="middl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style:vertical-pos="middl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style:vertical-pos="middl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6">
      <style:graphic-properties style:vertical-pos="middl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style:vertical-pos="middl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style:vertical-pos="middl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6">
      <style:graphic-properties style:vertical-pos="middl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5">
      <style:graphic-properties style:vertical-pos="middl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22">
      <style:graphic-properties style:vertical-pos="middl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26">
      <style:graphic-properties style:vertical-pos="middl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38">
      <style:graphic-properties style:vertical-pos="middl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style:vertical-pos="middl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34">
      <style:graphic-properties style:vertical-pos="middl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>
      <style:graphic-properties draw:fill="none" draw:stroke="solid" svg:stroke-width="0.0625in" svg:stroke-color="#ff0000" draw:marker-end="a441" svg:stroke-opacity="100%" draw:stroke-linejoin="miter" svg:stroke-linecap="butt"/>
    </style:style>
    <style:style style:family="text" style:name="a6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3">
      <style:graphic-properties style:vertical-pos="middl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7">
      <style:graphic-properties style:vertical-pos="middl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style:vertical-pos="middl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1" style:parent-style-name="Graphics">
      <style:graphic-properties draw:fill="none" fo:clip="rect(0.18084in, 1.02574in, 0.18084in, 0.15331in)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draw:fill="none" draw:stroke="solid" svg:stroke-width="0.00694in" svg:stroke-color="#5b9bd5" draw:marker-end="a452" svg:stroke-opacity="100%" draw:stroke-linejoin="miter" svg:stroke-linecap="butt"/>
    </style:style>
    <style:style style:family="graphic" style:name="a455">
      <style:graphic-properties draw:fill="none" draw:stroke="solid" svg:stroke-width="0.00694in" svg:stroke-color="#5b9bd5" draw:marker-end="a454" svg:stroke-opacity="100%" draw:stroke-linejoin="miter" svg:stroke-linecap="butt"/>
    </style:style>
    <style:style style:family="text" style:name="a4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552">
      <style:table-properties style:writing-mode="lr-tb"/>
    </style:style>
    <style:style style:family="table-column" style:name="a553">
      <style:table-column-properties style:column-width="1.32775in"/>
    </style:style>
    <style:style style:family="table-column" style:name="a554">
      <style:table-column-properties style:column-width="1.32775in"/>
    </style:style>
    <style:style style:family="table-column" style:name="a555">
      <style:table-column-properties style:column-width="1.32775in"/>
    </style:style>
    <style:style style:family="table-column" style:name="a556">
      <style:table-column-properties style:column-width="1.32775in"/>
    </style:style>
    <style:style style:family="table-column" style:name="a557">
      <style:table-column-properties style:column-width="1.32775in"/>
    </style:style>
    <style:style style:family="table-column" style:name="a558">
      <style:table-column-properties style:column-width="1.32775in"/>
    </style:style>
    <style:style style:family="table-row" style:name="a559">
      <style:table-row-properties style:row-height="0.15762in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62"/>
    <text:list-style style:name="a566"/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7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91"/>
    <text:list-style style:name="a66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95"/>
    <text:list-style style:name="a66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99"/>
    <text:list-style style:name="a61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6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2"/>
    <text:list-style style:name="a6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87"/>
    <text:list-style style:name="a69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0"/>
    <text:list-style style:name="a603"/>
    <text:list-style style:name="a574"/>
    <text:list-style style:name="a607"/>
    <text:list-style style:name="a68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2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78"/>
    <text:list-style style:name="a68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2" draw:master-page-name="Master1-Layout1-title-Diapositive-de-titre" presentation:presentation-page-layout-name="Master1-PPL1" draw:id="Slide-256">
        <draw:frame draw:id="id75" draw:style-name="a398" draw:name="ZoneTexte 3" svg:x="1.09859in" svg:y="2.33803in" svg:width="11.33803in" svg:height="0.77415in">
          <draw:text-box>
            <text:p text:style-name="a397" text:class-names="" text:cond-style-name=""><text:span text:style-name="a393" text:class-names="">LC24<text:s text:c="1"/></text:span><text:span text:style-name="a394" text:class-names="">: Optimisation d’un procédé<text:s text:c="1"/></text:span><text:span text:style-name="a395" text:class-names="">chimique</text:span><text:span text:style-name="a396" text:class-names=""/></text:p>
          </draw:text-box>
          <svg:title/>
          <svg:desc/>
        </draw:frame>
      </draw:page>
      <draw:page draw:name="Slide2" draw:style-name="a399" draw:master-page-name="Master1-Layout7-blank-Vide" presentation:presentation-page-layout-name="Master1-PPL7" draw:id="Slide-257">
        <draw:frame draw:id="id76" draw:style-name="a400" draw:transform="translate(-0.87858in -0.30741in) rotate(-5.37424) translate(11.13312in 2.88076in)" draw:name="Image 32" svg:width="1.75716in" svg:height="0.61482in" style:rel-width="scale" style:rel-height="scale">
          <draw:image xlink:href="media/image1.png" xlink:type="simple" xlink:show="embed" xlink:actuate="onLoad"/>
          <svg:title/>
          <svg:desc/>
        </draw:frame>
        <draw:frame draw:id="id77" draw:style-name="a408" draw:name="ZoneTexte 1" svg:x="0.5493in" svg:y="0.15492in" svg:width="12.57747in" svg:height="0.5438in">
          <draw:text-box>
            <text:p text:style-name="a407" text:class-names="" text:cond-style-name=""><text:span text:style-name="a401" text:class-names="">Expérience 1 :<text:s text:c="1"/></text:span><text:span text:style-name="a402" text:class-names="">Effet de la pression sur l’équilibre entre<text:s text:c="1"/></text:span><draw:frame draw:style-name="a403" text:anchor-type="as-char" svg:x="1173.77431in" svg:y="0in" svg:width="0.83674in" svg:height="0.32889in" style:rel-width="scale" style:rel-height="scale"><draw:object xlink:href="Object 1/" xlink:type="simple" xlink:show="embed" xlink:actuate="onLoad"/></draw:frame><text:span text:style-name="a404" text:class-names=""><text:s text:c="1"/>et<text:s text:c="1"/></text:span><draw:frame draw:style-name="a405" text:anchor-type="as-char" svg:x="1173.71444in" svg:y="0in" svg:width="0.95646in" svg:height="0.32889in" style:rel-width="scale" style:rel-height="scale"><draw:object xlink:href="Object 2/" xlink:type="simple" xlink:show="embed" xlink:actuate="onLoad"/></draw:frame><text:span text:style-name="a406" text:class-names=""/></text:p>
          </draw:text-box>
          <svg:title/>
          <svg:desc/>
        </draw:frame>
        <draw:frame draw:id="id78" draw:style-name="a409" draw:transform="translate(-0.87858in -0.30741in) rotate(-5.37424) translate(7.28597in 2.88076in)" draw:name="Image 3" svg:width="1.75716in" svg:height="0.61482in" style:rel-width="scale" style:rel-height="scale">
          <draw:image xlink:href="media/image1.png" xlink:type="simple" xlink:show="embed" xlink:actuate="onLoad"/>
          <svg:title/>
          <svg:desc/>
        </draw:frame>
        <draw:custom-shape svg:width="1.77603in" svg:height="0.61482in" draw:id="id79" draw:style-name="a412" draw:transform="translate(-0.88801in -0.30741in) rotate(-5.37424) translate(7.29177in 2.87332in)" draw:name="Rectangle 2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9322in" svg:height="0.128in" draw:id="id80" draw:style-name="a415" draw:transform="translate(-0.24661in -0.064in) rotate(-5.37424) translate(6.59446in 3.76837in)" draw:name="Rectangle 4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416" draw:transform="translate(-0.25181in -0.05328in) rotate(-5.37424) translate(6.60858in 3.75026in)" draw:name="Image 6" svg:width="0.50363in" svg:height="0.10657in" style:rel-width="scale" style:rel-height="scale">
          <draw:image xlink:href="media/image1.png" xlink:type="simple" xlink:show="embed" xlink:actuate="onLoad"/>
          <svg:title/>
          <svg:desc/>
        </draw:frame>
        <draw:custom-shape svg:width="0.16629in" svg:height="1.15366in" draw:id="id82" draw:style-name="a419" draw:transform="translate(-0.08314in -0.57683in) rotate(-5.37424) translate(8.43747in 1.4in)" draw:name="Rectangle 8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1304in" svg:height="0.56372in" draw:id="id83" draw:style-name="a422" draw:transform="translate(-0.55652in -0.28186in) rotate(-5.37424) translate(8.09544in 1.839in)" draw:name="Rectangle 9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09353in" svg:height="0.79257in" draw:id="id84" draw:style-name="a425" draw:transform="translate(-0.04676in -0.39628in) rotate(-5.37424) translate(8.35507in 1.36387in)" draw:name="Rectangle 10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7603in" svg:height="0.61482in" draw:id="id85" draw:style-name="a428" draw:transform="translate(-0.88801in -0.30741in) rotate(-5.37424) translate(11.12788in 2.88605in)" draw:name="Rectangle 15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9322in" svg:height="0.128in" draw:id="id86" draw:style-name="a431" draw:transform="translate(-0.24661in -0.064in) rotate(-5.37424) translate(10.43057in 3.78111in)" draw:name="Rectangle 16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629in" svg:height="1.15366in" draw:id="id87" draw:style-name="a434" draw:transform="translate(-0.08314in -0.57683in) rotate(-5.37424) translate(11.76964in 2.05984in)" draw:name="Rectangle 18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1304in" svg:height="0.56372in" draw:id="id88" draw:style-name="a437" draw:transform="translate(-0.55652in -0.28186in) rotate(-5.37424) translate(11.42761in 2.49885in)" draw:name="Rectangle 19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09353in" svg:height="0.79257in" draw:id="id89" draw:style-name="a440" draw:transform="translate(-0.04676in -0.39628in) rotate(-5.37424) translate(11.68724in 2.02372in)" draw:name="Rectangle 20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e 28" draw:id="id90">
          <svg:title/>
          <svg:desc/>
          <draw:frame draw:id="id101" draw:style-name="a470" draw:name="ZoneTexte 21" svg:x="1.67355in" svg:y="2.81948in" svg:width="2.79439in" svg:height="0.44282in">
            <draw:text-box>
              <text:p text:style-name="a469" text:class-names="" text:cond-style-name=""><draw:frame draw:style-name="a467" text:anchor-type="as-char" svg:x="1173.14819in" svg:y="0in" svg:width="2.08896in" svg:height="0.32889in" style:rel-width="scale" style:rel-height="scale"><draw:object xlink:href="Object 5/" xlink:type="simple" xlink:show="embed" xlink:actuate="onLoad"/></draw:frame><text:span text:style-name="a468" text:class-names=""/></text:p>
            </draw:text-box>
            <svg:title/>
            <svg:desc/>
          </draw:frame>
          <draw:custom-shape svg:width="0.43836in" svg:height="1.28133in" draw:id="id102" draw:style-name="a473" draw:transform="translate(-0.21918in -0.64066in) rotate(-1.5708) translate(2.23836in 3.40341in)" draw:name="Accolade fermante 22">
            <svg:title/>
            <svg:desc/>
            <text:p text:style-name="a472" text:class-names="" text:cond-style-name=""><text:span text:style-name="a471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?f24 / 2"/>
              <draw:equation draw:name="f26" draw:formula="min(?f24, ?f23)"/>
              <draw:equation draw:name="f27" draw:formula="?f23 * ?f14"/>
              <draw:equation draw:name="f28" draw:formula="?f11 + ?f25"/>
              <draw:equation draw:name="f29" draw:formula="?f26 * ?f13"/>
              <draw:equation draw:name="f30" draw:formula="?f27 / 100000"/>
              <draw:equation draw:name="f31" draw:formula="?f15 - ?f2"/>
              <draw:equation draw:name="f32" draw:formula="?f25 * ?f20"/>
              <draw:equation draw:name="f33" draw:formula="?f29 / 100000"/>
              <draw:equation draw:name="f34" draw:formula="?f31 + ?f2"/>
              <draw:equation draw:name="f35" draw:formula="?f34 * ?f10 / ?f1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?f30 - ?f33"/>
              <draw:equation draw:name="f44" draw:formula="?f22 - ?f33"/>
              <draw:equation draw:name="f45" draw:formula="?f33 * ?f20"/>
              <draw:equation draw:name="f46" draw:formula="?f39 * ?f25"/>
              <draw:equation draw:name="f47" draw:formula="?f42 * ?f33"/>
              <draw:equation draw:name="f48" draw:formula="?f11 + ?f46"/>
              <draw:equation draw:name="f49" draw:formula="?f33 - ?f47"/>
              <draw:equation draw:name="f50" draw:formula="?f22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45"/>
              <draw:equation draw:name="f66" draw:formula="sqrt(?f62 * ?f62 + ?f65 * ?f65 + 0 * 0)"/>
              <draw:equation draw:name="f67" draw:formula="?f32 * ?f45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45"/>
              <draw:equation draw:name="f74" draw:formula="?f69 + ?f32"/>
              <draw:equation draw:name="f75" draw:formula="?f71 + ?f45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45"/>
              <draw:equation draw:name="f85" draw:formula="sqrt(?f81 * ?f81 + ?f84 * ?f84 + 0 * 0)"/>
              <draw:equation draw:name="f86" draw:formula="?f32 * ?f45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45"/>
              <draw:equation draw:name="f113" draw:formula="sqrt(?f109 * ?f109 + ?f112 * ?f112 + 0 * 0)"/>
              <draw:equation draw:name="f114" draw:formula="?f32 * ?f45 / ?f113"/>
              <draw:equation draw:name="f115" draw:formula="?f111 * ?f114"/>
              <draw:equation draw:name="f116" draw:formula="?f28 - ?f115"/>
              <draw:equation draw:name="f117" draw:formula="?f108 * ?f114"/>
              <draw:equation draw:name="f118" draw:formula="?f43 - ?f117"/>
              <draw:equation draw:name="f119" draw:formula="?f116 - ?f32"/>
              <draw:equation draw:name="f120" draw:formula="?f118 - ?f45"/>
              <draw:equation draw:name="f121" draw:formula="?f116 + ?f32"/>
              <draw:equation draw:name="f122" draw:formula="?f118 + ?f45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45"/>
              <draw:equation draw:name="f132" draw:formula="sqrt(?f128 * ?f128 + ?f131 * ?f131 + 0 * 0)"/>
              <draw:equation draw:name="f133" draw:formula="?f32 * ?f45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8, ?f119)"/>
              <draw:equation draw:name="f139" draw:formula="if(?f102, ?f43, ?f120)"/>
              <draw:equation draw:name="f140" draw:formula="if(?f102, ?f28, ?f121)"/>
              <draw:equation draw:name="f141" draw:formula="if(?f102, ?f43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45"/>
              <draw:equation draw:name="f151" draw:formula="?f147 + ?f32"/>
              <draw:equation draw:name="f152" draw:formula="?f148 + ?f45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45"/>
              <draw:equation draw:name="f162" draw:formula="sqrt(?f158 * ?f158 + ?f161 * ?f161 + 0 * 0)"/>
              <draw:equation draw:name="f163" draw:formula="?f32 * ?f45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45"/>
              <draw:equation draw:name="f186" draw:formula="sqrt(?f182 * ?f182 + ?f185 * ?f185 + 0 * 0)"/>
              <draw:equation draw:name="f187" draw:formula="?f32 * ?f45 / ?f186"/>
              <draw:equation draw:name="f188" draw:formula="?f184 * ?f187"/>
              <draw:equation draw:name="f189" draw:formula="?f28 - ?f188"/>
              <draw:equation draw:name="f190" draw:formula="?f181 * ?f187"/>
              <draw:equation draw:name="f191" draw:formula="?f44 - ?f190"/>
              <draw:equation draw:name="f192" draw:formula="?f189 - ?f32"/>
              <draw:equation draw:name="f193" draw:formula="?f191 - ?f45"/>
              <draw:equation draw:name="f194" draw:formula="?f189 + ?f32"/>
              <draw:equation draw:name="f195" draw:formula="?f191 + ?f45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45"/>
              <draw:equation draw:name="f205" draw:formula="sqrt(?f201 * ?f201 + ?f204 * ?f204 + 0 * 0)"/>
              <draw:equation draw:name="f206" draw:formula="?f32 * ?f45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8, ?f192)"/>
              <draw:equation draw:name="f212" draw:formula="if(?f55, ?f44, ?f193)"/>
              <draw:equation draw:name="f213" draw:formula="if(?f55, ?f28, ?f194)"/>
              <draw:equation draw:name="f214" draw:formula="if(?f55, ?f44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custom-shape svg:width="0.43836in" svg:height="0.8612in" draw:id="id103" draw:style-name="a476" draw:transform="translate(-0.21918in -0.4306in) rotate(-1.5708) translate(3.66674in 3.40341in)" draw:name="Accolade fermante 23">
            <svg:title/>
            <svg:desc/>
            <text:p text:style-name="a475" text:class-names="" text:cond-style-name=""><text:span text:style-name="a474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?f24 / 2"/>
              <draw:equation draw:name="f26" draw:formula="min(?f24, ?f23)"/>
              <draw:equation draw:name="f27" draw:formula="?f23 * ?f14"/>
              <draw:equation draw:name="f28" draw:formula="?f11 + ?f25"/>
              <draw:equation draw:name="f29" draw:formula="?f26 * ?f13"/>
              <draw:equation draw:name="f30" draw:formula="?f27 / 100000"/>
              <draw:equation draw:name="f31" draw:formula="?f15 - ?f2"/>
              <draw:equation draw:name="f32" draw:formula="?f25 * ?f20"/>
              <draw:equation draw:name="f33" draw:formula="?f29 / 100000"/>
              <draw:equation draw:name="f34" draw:formula="?f31 + ?f2"/>
              <draw:equation draw:name="f35" draw:formula="?f34 * ?f10 / ?f1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?f30 - ?f33"/>
              <draw:equation draw:name="f44" draw:formula="?f22 - ?f33"/>
              <draw:equation draw:name="f45" draw:formula="?f33 * ?f20"/>
              <draw:equation draw:name="f46" draw:formula="?f39 * ?f25"/>
              <draw:equation draw:name="f47" draw:formula="?f42 * ?f33"/>
              <draw:equation draw:name="f48" draw:formula="?f11 + ?f46"/>
              <draw:equation draw:name="f49" draw:formula="?f33 - ?f47"/>
              <draw:equation draw:name="f50" draw:formula="?f22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45"/>
              <draw:equation draw:name="f66" draw:formula="sqrt(?f62 * ?f62 + ?f65 * ?f65 + 0 * 0)"/>
              <draw:equation draw:name="f67" draw:formula="?f32 * ?f45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45"/>
              <draw:equation draw:name="f74" draw:formula="?f69 + ?f32"/>
              <draw:equation draw:name="f75" draw:formula="?f71 + ?f45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45"/>
              <draw:equation draw:name="f85" draw:formula="sqrt(?f81 * ?f81 + ?f84 * ?f84 + 0 * 0)"/>
              <draw:equation draw:name="f86" draw:formula="?f32 * ?f45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45"/>
              <draw:equation draw:name="f113" draw:formula="sqrt(?f109 * ?f109 + ?f112 * ?f112 + 0 * 0)"/>
              <draw:equation draw:name="f114" draw:formula="?f32 * ?f45 / ?f113"/>
              <draw:equation draw:name="f115" draw:formula="?f111 * ?f114"/>
              <draw:equation draw:name="f116" draw:formula="?f28 - ?f115"/>
              <draw:equation draw:name="f117" draw:formula="?f108 * ?f114"/>
              <draw:equation draw:name="f118" draw:formula="?f43 - ?f117"/>
              <draw:equation draw:name="f119" draw:formula="?f116 - ?f32"/>
              <draw:equation draw:name="f120" draw:formula="?f118 - ?f45"/>
              <draw:equation draw:name="f121" draw:formula="?f116 + ?f32"/>
              <draw:equation draw:name="f122" draw:formula="?f118 + ?f45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45"/>
              <draw:equation draw:name="f132" draw:formula="sqrt(?f128 * ?f128 + ?f131 * ?f131 + 0 * 0)"/>
              <draw:equation draw:name="f133" draw:formula="?f32 * ?f45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8, ?f119)"/>
              <draw:equation draw:name="f139" draw:formula="if(?f102, ?f43, ?f120)"/>
              <draw:equation draw:name="f140" draw:formula="if(?f102, ?f28, ?f121)"/>
              <draw:equation draw:name="f141" draw:formula="if(?f102, ?f43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45"/>
              <draw:equation draw:name="f151" draw:formula="?f147 + ?f32"/>
              <draw:equation draw:name="f152" draw:formula="?f148 + ?f45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45"/>
              <draw:equation draw:name="f162" draw:formula="sqrt(?f158 * ?f158 + ?f161 * ?f161 + 0 * 0)"/>
              <draw:equation draw:name="f163" draw:formula="?f32 * ?f45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45"/>
              <draw:equation draw:name="f186" draw:formula="sqrt(?f182 * ?f182 + ?f185 * ?f185 + 0 * 0)"/>
              <draw:equation draw:name="f187" draw:formula="?f32 * ?f45 / ?f186"/>
              <draw:equation draw:name="f188" draw:formula="?f184 * ?f187"/>
              <draw:equation draw:name="f189" draw:formula="?f28 - ?f188"/>
              <draw:equation draw:name="f190" draw:formula="?f181 * ?f187"/>
              <draw:equation draw:name="f191" draw:formula="?f44 - ?f190"/>
              <draw:equation draw:name="f192" draw:formula="?f189 - ?f32"/>
              <draw:equation draw:name="f193" draw:formula="?f191 - ?f45"/>
              <draw:equation draw:name="f194" draw:formula="?f189 + ?f32"/>
              <draw:equation draw:name="f195" draw:formula="?f191 + ?f45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45"/>
              <draw:equation draw:name="f205" draw:formula="sqrt(?f201 * ?f201 + ?f204 * ?f204 + 0 * 0)"/>
              <draw:equation draw:name="f206" draw:formula="?f32 * ?f45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8, ?f192)"/>
              <draw:equation draw:name="f212" draw:formula="if(?f55, ?f44, ?f193)"/>
              <draw:equation draw:name="f213" draw:formula="if(?f55, ?f28, ?f194)"/>
              <draw:equation draw:name="f214" draw:formula="if(?f55, ?f44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frame draw:id="id104" draw:style-name="a479" draw:name="ZoneTexte 24" svg:x="1.79997in" svg:y="3.5907in" svg:width="1.19178in" svg:height="0.50488in">
            <draw:text-box>
              <text:p text:style-name="a478" text:class-names="" text:cond-style-name=""><text:span text:style-name="a477" text:class-names="">roux</text:span></text:p>
            </draw:text-box>
            <svg:title/>
            <svg:desc/>
          </draw:frame>
          <draw:frame draw:id="id105" draw:style-name="a482" draw:name="ZoneTexte 25" svg:x="3.06474in" svg:y="3.60178in" svg:width="1.38268in" svg:height="0.50488in">
            <draw:text-box>
              <text:p text:style-name="a481" text:class-names="" text:cond-style-name=""><text:span text:style-name="a480" text:class-names="">incolore</text:span></text:p>
            </draw:text-box>
            <svg:title/>
            <svg:desc/>
          </draw:frame>
          <draw:frame draw:id="id106" draw:style-name="a485" draw:name="ZoneTexte 26" svg:x="2.15945in" svg:y="2.17871in" svg:width="1.86539in" svg:height="0.50488in">
            <draw:text-box>
              <text:p text:style-name="a484" text:class-names="" text:cond-style-name=""><text:span text:style-name="a483" text:class-names="">Equilibre :</text:span></text:p>
            </draw:text-box>
            <svg:title/>
            <svg:desc/>
          </draw:frame>
          <draw:custom-shape svg:x="1.39957in" svg:y="2.12392in" svg:width="3.17808in" svg:height="2.03341in" draw:id="id107" draw:style-name="a488" draw:name="Rectangle 27">
            <svg:title/>
            <svg:desc/>
            <text:p text:style-name="a487" text:class-names="" text:cond-style-name=""><text:span text:style-name="a4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onnector draw:type="line" svg:x1="8.35507in" svg:y1="2.80964in" svg:x2="10.06002in" svg:y2="2.80964in" draw:id="id91" draw:style-name="a442" draw:name="Connecteur droit avec flèche 30">
          <svg:title/>
          <svg:desc/>
        </draw:connector>
        <draw:frame draw:id="id92" draw:style-name="a446" draw:name="ZoneTexte 31" svg:x="5.99766in" svg:y="4.48719in" svg:width="1.01172in" svg:height="1.59655in">
          <draw:text-box>
            <text:p text:style-name="a445" text:class-names="" text:cond-style-name=""><draw:frame draw:style-name="a443" text:anchor-type="as-char" svg:x="1173.22549in" svg:y="0in" svg:width="1.93444in" svg:height="1.11083in" style:rel-width="scale" style:rel-height="scale"><draw:object xlink:href="Object 3/" xlink:type="simple" xlink:show="embed" xlink:actuate="onLoad"/></draw:frame><text:span text:style-name="a444" text:class-names=""/></text:p>
          </draw:text-box>
          <svg:title/>
          <svg:desc/>
        </draw:frame>
        <draw:g draw:name="Groupe 34" draw:id="id93">
          <svg:title/>
          <svg:desc/>
          <draw:custom-shape svg:width="0.69994in" svg:height="0.3467in" draw:id="id99" draw:style-name="a463" draw:transform="translate(-0.34997in -0.17335in) rotate(-2.23924) translate(12.27703in 1.73319in)" draw:name="Flèche droite 32">
            <svg:title/>
            <svg:desc/>
            <text:p text:style-name="a462" text:class-names="" text:cond-style-name=""><text:span text:style-name="a461" text:class-names=""/></text:p>
  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25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0 * ?f7"/>
              <draw:equation draw:name="f16" draw:formula="21600 * ?f7"/>
              <draw:equation draw:name="f17" draw:formula="21600 - ?f11"/>
              <draw:equation draw:name="f18" draw:formula="?f17 * ?f12"/>
              <draw:equation draw:name="f19" draw:formula="?f18 / 10800"/>
              <draw:equation draw:name="f20" draw:formula="?f11 + ?f19"/>
              <draw:equation draw:name="f21" draw:formula="$0 / ?f6"/>
              <draw:equation draw:name="f22" draw:formula="$1 / ?f7"/>
              <draw:equation draw:name="f23" draw:formula="?f15 / ?f7"/>
              <draw:equation draw:name="f24" draw:formula="?f16 / ?f7"/>
              <draw:equation draw:name="f25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width="0.69994in" svg:height="0.3467in" draw:id="id100" draw:style-name="a466" draw:transform="translate(-0.34997in -0.17335in) rotate(-2.23924) translate(11.94492in 1.47519in)" draw:name="Flèche droite 33">
            <svg:title/>
            <svg:desc/>
            <text:p text:style-name="a465" text:class-names="" text:cond-style-name=""><text:span text:style-name="a464" text:class-names=""/></text:p>
  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25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0 * ?f7"/>
              <draw:equation draw:name="f16" draw:formula="21600 * ?f7"/>
              <draw:equation draw:name="f17" draw:formula="21600 - ?f11"/>
              <draw:equation draw:name="f18" draw:formula="?f17 * ?f12"/>
              <draw:equation draw:name="f19" draw:formula="?f18 / 10800"/>
              <draw:equation draw:name="f20" draw:formula="?f11 + ?f19"/>
              <draw:equation draw:name="f21" draw:formula="$0 / ?f6"/>
              <draw:equation draw:name="f22" draw:formula="$1 / ?f7"/>
              <draw:equation draw:name="f23" draw:formula="?f15 / ?f7"/>
              <draw:equation draw:name="f24" draw:formula="?f16 / ?f7"/>
              <draw:equation draw:name="f25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id="id94" draw:style-name="a450" draw:name="ZoneTexte 35" svg:x="9.456in" svg:y="4.48719in" svg:width="1.01172in" svg:height="1.59655in">
          <draw:text-box>
            <text:p text:style-name="a449" text:class-names="" text:cond-style-name=""><draw:frame draw:style-name="a447" text:anchor-type="as-char" svg:x="1173.22549in" svg:y="0in" svg:width="1.93444in" svg:height="1.11083in" style:rel-width="scale" style:rel-height="scale"><draw:object xlink:href="Object 4/" xlink:type="simple" xlink:show="embed" xlink:actuate="onLoad"/></draw:frame><text:span text:style-name="a448" text:class-names=""/></text:p>
          </draw:text-box>
          <svg:title/>
          <svg:desc/>
        </draw:frame>
        <draw:frame draw:id="id95" draw:style-name="a451" draw:transform="translate(-0.25181in -0.05328in) rotate(-5.37424) translate(10.45369in 3.75402in)" draw:name="Image 33" svg:width="0.50363in" svg:height="0.10657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8.65981in" svg:y1="5.68056in" svg:x2="7.47915in" svg:y2="3.46535in" draw:id="id96" draw:style-name="a453" draw:name="Connecteur droit avec flèche 35">
          <svg:title/>
          <svg:desc/>
        </draw:connector>
        <draw:connector draw:type="line" svg:x1="8.84253in" svg:y1="5.65816in" svg:x2="10.29108in" svg:y2="3.54724in" draw:id="id97" draw:style-name="a455" draw:name="Connecteur droit avec flèche 37">
          <svg:title/>
          <svg:desc/>
        </draw:connector>
        <draw:frame draw:id="id98" draw:style-name="a460" draw:name="ZoneTexte 42" svg:x="6.92648in" svg:y="5.77695in" svg:width="3.57826in" svg:height="0.70684in">
          <draw:text-box>
            <text:p text:style-name="a459" text:class-names="" text:cond-style-name=""><text:span text:style-name="a456" text:class-names="">m</text:span><text:span text:style-name="a457" text:class-names="">ême couleur donc déplacement vers la droite</text:span><text:span text:style-name="a458" text:class-names=""/></text:p>
          </draw:text-box>
          <svg:title/>
          <svg:desc/>
        </draw:frame>
      </draw:page>
      <draw:page draw:name="Slide3" draw:style-name="a489" draw:master-page-name="Master1-Layout7-blank-Vide" presentation:presentation-page-layout-name="Master1-PPL7" draw:id="Slide-258">
        <draw:frame draw:id="id108" draw:style-name="a494" draw:name="ZoneTexte 1" svg:x="-0.25352in" svg:y="0.21126in" svg:width="13.90141in" svg:height="0.50488in">
          <draw:text-box>
            <text:p text:style-name="a493" text:class-names="" text:cond-style-name=""><text:span text:style-name="a490" text:class-names="">Expérience 2 :<text:s text:c="1"/></text:span><text:span text:style-name="a491" text:class-names="">Evolution du produit de solubilité de l’iodure de plomb(II) avec la température</text:span><text:span text:style-name="a492" text:class-names=""/></text:p>
          </draw:text-box>
          <svg:title/>
          <svg:desc/>
        </draw:frame>
        <draw:frame draw:id="id109" draw:style-name="a498" draw:name="ZoneTexte 4" svg:x="1.69604in" svg:y="3.24746in" svg:width="3.31217in" svg:height="0.83684in">
          <draw:text-box>
            <text:p text:style-name="a497" text:class-names="" text:cond-style-name=""><draw:frame draw:style-name="a495" text:anchor-type="as-char" svg:x="1172.95639in" svg:y="0in" svg:width="2.47264in" svg:height="0.57757in" style:rel-width="scale" style:rel-height="scale"><draw:object xlink:href="Object 6/" xlink:type="simple" xlink:show="embed" xlink:actuate="onLoad"/></draw:frame><text:span text:style-name="a496" text:class-names=""/></text:p>
          </draw:text-box>
          <svg:title/>
          <svg:desc/>
        </draw:frame>
        <draw:frame draw:id="id110" draw:style-name="a502" draw:name="ZoneTexte 5" svg:x="2.81669in" svg:y="4.54367in" svg:width="3.07894in" svg:height="0.6783in">
          <draw:text-box>
            <text:p text:style-name="a501" text:class-names="" text:cond-style-name=""><draw:frame draw:style-name="a499" text:anchor-type="as-char" svg:x="1173.03972in" svg:y="0in" svg:width="2.30597in" svg:height="0.5034in" style:rel-width="scale" style:rel-height="scale"><draw:object xlink:href="Object 7/" xlink:type="simple" xlink:show="embed" xlink:actuate="onLoad"/></draw:frame><text:span text:style-name="a500" text:class-names=""/></text:p>
          </draw:text-box>
          <svg:title/>
          <svg:desc/>
        </draw:frame>
        <draw:frame draw:id="id111" draw:style-name="a506" draw:name="ZoneTexte 6" svg:x="7.67092in" svg:y="2.77344in" svg:width="4.59633in" svg:height="1.24902in">
          <draw:text-box>
            <text:p text:style-name="a505" text:class-names="" text:cond-style-name=""><draw:frame draw:style-name="a503" text:anchor-type="as-char" svg:x="1172.47514in" svg:y="0in" svg:width="3.43514in" svg:height="0.86806in" style:rel-width="scale" style:rel-height="scale"><draw:object xlink:href="Object 8/" xlink:type="simple" xlink:show="embed" xlink:actuate="onLoad"/></draw:frame><text:span text:style-name="a504" text:class-names=""/></text:p>
          </draw:text-box>
          <svg:title/>
          <svg:desc/>
        </draw:frame>
        <draw:g draw:name="Groupe 8" draw:id="id112">
          <svg:title/>
          <svg:desc/>
          <draw:frame draw:id="id115" draw:style-name="a524" draw:name="ZoneTexte 2" svg:x="2.6663in" svg:y="1.75406in" svg:width="1.68987in" svg:height="0.50488in">
            <draw:text-box>
              <text:p text:style-name="a523" text:class-names="" text:cond-style-name=""><text:span text:style-name="a522" text:class-names="">Equilibre :</text:span></text:p>
            </draw:text-box>
            <svg:title/>
            <svg:desc/>
          </draw:frame>
          <draw:frame draw:id="id116" draw:style-name="a528" draw:name="ZoneTexte 3" svg:x="1.69604in" svg:y="2.25894in" svg:width="3.63039in" svg:height="0.48364in">
            <draw:text-box>
              <text:p text:style-name="a527" text:class-names="" text:cond-style-name=""><draw:frame draw:style-name="a525" text:anchor-type="as-char" svg:x="1172.83326in" svg:y="0in" svg:width="2.71889in" svg:height="0.35917in" style:rel-width="scale" style:rel-height="scale"><draw:object xlink:href="Object 13/" xlink:type="simple" xlink:show="embed" xlink:actuate="onLoad"/></draw:frame><text:span text:style-name="a526" text:class-names=""/></text:p>
            </draw:text-box>
            <svg:title/>
            <svg:desc/>
          </draw:frame>
          <draw:custom-shape svg:x="1.39957in" svg:y="1.75406in" svg:width="4.17546in" svg:height="1.14895in" draw:id="id117" draw:style-name="a531" draw:name="Rectangle 7">
            <svg:title/>
            <svg:desc/>
            <text:p text:style-name="a530" text:class-names="" text:cond-style-name=""><text:span text:style-name="a5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10862in" svg:y="4.54367in" svg:width="2.58191in" svg:height="0.50488in" draw:id="id113" draw:style-name="a509" draw:name="Rectangle 9">
          <svg:title/>
          <svg:desc/>
          <text:p text:style-name="a508" text:class-names="" text:cond-style-name=""><text:span text:style-name="a507" text:class-names="">Loi de Kolrausch :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521" draw:name="ZoneTexte 10" svg:x="7.35934in" svg:y="4.3922in" svg:width="5.21949in" svg:height="1.3127in">
          <draw:text-box>
            <text:list text:style-name="a520">
              <text:list-item>
                <text:p text:style-name="a519" text:class-names="" text:cond-style-name=""><text:span text:style-name="a510" text:class-names="">Mesure de<text:s text:c="1"/></text:span><draw:frame draw:style-name="a511" text:anchor-type="as-char" svg:x="1174.00521in" svg:y="0in" svg:width="0.37493in" svg:height="0.3in" style:rel-width="scale" style:rel-height="scale"><draw:object xlink:href="Object 9/" xlink:type="simple" xlink:show="embed" xlink:actuate="onLoad"/></draw:frame><text:span text:style-name="a512" text:class-names=""><text:s text:c="1"/>pour plusieurs<text:s text:c="1"/></text:span><draw:frame draw:style-name="a513" text:anchor-type="as-char" svg:x="1174.07986in" svg:y="0in" svg:width="0.22569in" svg:height="0.3in" style:rel-width="scale" style:rel-height="scale"><draw:object xlink:href="Object 10/" xlink:type="simple" xlink:show="embed" xlink:actuate="onLoad"/></draw:frame><text:span text:style-name="a514" text:class-names=""><text:s text:c="1"/>en mesurant<text:s text:c="1"/></text:span><draw:frame draw:style-name="a515" text:anchor-type="as-char" svg:x="1174.07896in" svg:y="0in" svg:width="0.22743in" svg:height="0.3in" style:rel-width="scale" style:rel-height="scale"><draw:object xlink:href="Object 11/" xlink:type="simple" xlink:show="embed" xlink:actuate="onLoad"/></draw:frame><text:span text:style-name="a516" text:class-names=""><text:s text:c="1"/>pour des solutions saturées portées à ces<text:s text:c="1"/></text:span><draw:frame draw:style-name="a517" text:anchor-type="as-char" svg:x="1174.07986in" svg:y="0in" svg:width="0.22569in" svg:height="0.3in" style:rel-width="scale" style:rel-height="scale"><draw:object xlink:href="Object 12/" xlink:type="simple" xlink:show="embed" xlink:actuate="onLoad"/></draw:frame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32" draw:master-page-name="Master1-Layout7-blank-Vide" presentation:presentation-page-layout-name="Master1-PPL7" draw:id="Slide-259">
        <draw:frame draw:id="id118" draw:style-name="a537" draw:name="ZoneTexte 1" svg:x="0.5493in" svg:y="0.15492in" svg:width="12.57747in" svg:height="0.50488in">
          <draw:text-box>
            <text:p text:style-name="a536" text:class-names="" text:cond-style-name=""><text:span text:style-name="a533" text:class-names="">Expérience 3 :<text:s text:c="1"/></text:span><text:span text:style-name="a534" text:class-names="">Dismutation des ions thiosulfate en milieu acide</text:span><text:span text:style-name="a535" text:class-names=""/></text:p>
          </draw:text-box>
          <svg:title/>
          <svg:desc/>
        </draw:frame>
        <draw:frame draw:id="id119" draw:style-name="a541" draw:name="ZoneTexte 2" svg:x="1.49315in" svg:y="1.73288in" svg:width="6.61354in" svg:height="0.48258in">
          <draw:text-box>
            <text:p text:style-name="a540" text:class-names="" text:cond-style-name=""><draw:frame draw:style-name="a538" text:anchor-type="as-char" svg:x="1171.72583in" svg:y="0in" svg:width="4.93368in" svg:height="0.3584in" style:rel-width="scale" style:rel-height="scale"><draw:object xlink:href="Object 14/" xlink:type="simple" xlink:show="embed" xlink:actuate="onLoad"/></draw:frame><text:span text:style-name="a539" text:class-names=""/></text:p>
          </draw:text-box>
          <svg:title/>
          <svg:desc/>
        </draw:frame>
        <draw:frame draw:id="id120" draw:style-name="a545" draw:name="ZoneTexte 3" svg:x="0.75342in" svg:y="0.9028in" svg:width="7.54795in" svg:height="0.50488in">
          <draw:text-box>
            <text:list text:style-name="a544">
              <text:list-item>
                <text:p text:style-name="a543" text:class-names="" text:cond-style-name=""><text:span text:style-name="a542" text:class-names="">Réaction de dismutation (lente) :</text:span></text:p>
              </text:list-item>
            </text:list>
          </draw:text-box>
          <svg:title/>
          <svg:desc/>
        </draw:frame>
        <draw:custom-shape svg:width="0.43836in" svg:height="3.10633in" draw:id="id121" draw:style-name="a548" draw:transform="translate(-0.21918in -1.55316in) rotate(-1.5708) translate(6.41943in 2.43464in)" draw:name="Accolade fermante 5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22" draw:style-name="a551" draw:name="ZoneTexte 6" svg:x="5.78743in" svg:y="2.60555in" svg:width="1.26402in" svg:height="0.50488in">
          <draw:text-box>
            <text:p text:style-name="a550" text:class-names="" text:cond-style-name=""><text:span text:style-name="a549" text:class-names="">opaque</text:span></text:p>
          </draw:text-box>
          <svg:title/>
          <svg:desc/>
        </draw:frame>
        <draw:frame draw:id="id123" draw:name="Tableau 7" svg:x="5.16025in" svg:y="4.39467in" svg:width="7.9665in" svg:height="0.80556in">
          <table:table table:style-name="a55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53" table:default-cell-style-name=""/>
            <table:table-column table:style-name="a554" table:default-cell-style-name=""/>
            <table:table-column table:style-name="a555" table:default-cell-style-name=""/>
            <table:table-column table:style-name="a556" table:default-cell-style-name=""/>
            <table:table-column table:style-name="a557" table:default-cell-style-name=""/>
            <table:table-column table:style-name="a558" table:default-cell-style-name=""/>
            <table:table-row table:style-name="a559" table:default-cell-style-name="">
              <table:table-cell table:style-name="a563">
                <text:list text:style-name="a562">
                  <text:list-item>
                    <text:p text:style-name="a561" text:class-names="" text:cond-style-name=""><text:span text:style-name="a560" text:class-names="">T (°C)</text:span></text:p>
                  </text:list-item>
                </text:list>
              </table:table-cell>
              <table:table-cell table:style-name="a567">
                <text:list text:style-name="a566">
                  <text:list-item>
                    <text:p text:style-name="a565" text:class-names="" text:cond-style-name=""><text:span text:style-name="a564" text:class-names="">20</text:span></text:p>
                  </text:list-item>
                </text:list>
              </table:table-cell>
              <table:table-cell table:style-name="a571">
                <text:list text:style-name="a570">
                  <text:list-item>
                    <text:p text:style-name="a569" text:class-names="" text:cond-style-name=""><text:span text:style-name="a568" text:class-names="">30</text:span></text:p>
                  </text:list-item>
                </text:list>
              </table:table-cell>
              <table:table-cell table:style-name="a575">
                <text:list text:style-name="a574">
                  <text:list-item>
                    <text:p text:style-name="a573" text:class-names="" text:cond-style-name=""><text:span text:style-name="a572" text:class-names="">40</text:span></text:p>
                  </text:list-item>
                </text:list>
              </table:table-cell>
              <table:table-cell table:style-name="a579">
                <text:list text:style-name="a578">
                  <text:list-item>
                    <text:p text:style-name="a577" text:class-names="" text:cond-style-name=""><text:span text:style-name="a576" text:class-names="">50</text:span></text:p>
                  </text:list-item>
                </text:list>
              </table:table-cell>
              <table:table-cell table:style-name="a583">
                <text:list text:style-name="a582">
                  <text:list-item>
                    <text:p text:style-name="a581" text:class-names="" text:cond-style-name=""><text:span text:style-name="a580" text:class-names="">60</text:span></text:p>
                  </text:list-item>
                </text:list>
              </table:table-cell>
            </table:table-row>
            <table:table-row table:style-name="a584" table:default-cell-style-name="">
              <table:table-cell table:style-name="a588">
                <text:list text:style-name="a587">
                  <text:list-item>
                    <text:p text:style-name="a586" text:class-names="" text:cond-style-name=""><text:span text:style-name="a585" text:class-names="">t (s)</text:span></text:p>
                  </text:list-item>
                </text:list>
              </table:table-cell>
              <table:table-cell table:style-name="a592">
                <text:list text:style-name="a591">
                  <text:list-item>
                    <text:p text:style-name="a590" text:class-names="" text:cond-style-name=""><text:span text:style-name="a589" text:class-names=""/></text:p>
                  </text:list-item>
                </text:list>
              </table:table-cell>
              <table:table-cell table:style-name="a596">
                <text:list text:style-name="a595">
                  <text:list-item>
                    <text:p text:style-name="a594" text:class-names="" text:cond-style-name=""><text:span text:style-name="a593" text:class-names=""/></text:p>
                  </text:list-item>
                </text:list>
              </table:table-cell>
              <table:table-cell table:style-name="a600">
                <text:list text:style-name="a599">
                  <text:list-item>
                    <text:p text:style-name="a598" text:class-names="" text:cond-style-name=""><text:span text:style-name="a597" text:class-names=""/></text:p>
                  </text:list-item>
                </text:list>
              </table:table-cell>
              <table:table-cell table:style-name="a604">
                <text:list text:style-name="a603">
                  <text:list-item>
                    <text:p text:style-name="a602" text:class-names="" text:cond-style-name=""><text:span text:style-name="a601" text:class-names=""/></text:p>
                  </text:list-item>
                </text:list>
              </table:table-cell>
              <table:table-cell table:style-name="a608">
                <text:list text:style-name="a607">
                  <text:list-item>
                    <text:p text:style-name="a606" text:class-names="" text:cond-style-name=""><text:span text:style-name="a605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124" draw:style-name="a612" draw:name="ZoneTexte 8" svg:x="6.97227in" svg:y="5.47529in" svg:width="4.34247in" svg:height="0.50488in">
          <draw:text-box>
            <text:list text:style-name="a611">
              <text:list-item>
                <text:p text:style-name="a610" text:class-names="" text:cond-style-name=""><text:span text:style-name="a609" text:class-names="">On trace t = f(T)</text:span></text:p>
              </text:list-item>
            </text:list>
          </draw:text-box>
          <svg:title/>
          <svg:desc/>
        </draw:frame>
        <draw:g draw:name="Groupe 14" draw:id="id125">
          <svg:title/>
          <svg:desc/>
          <draw:frame draw:id="id127" draw:style-name="a621" draw:name="ZoneTexte 9" svg:x="0.72022in" svg:y="3.11128in" svg:width="3.97945in" svg:height="0.90879in">
            <draw:text-box>
              <text:p text:style-name="a620" text:class-names="" text:cond-style-name=""><draw:frame draw:style-name="a616" text:anchor-type="as-char" svg:x="1173.53743in" svg:y="0in" svg:width="1.31049in" svg:height="0.3in" style:rel-width="scale" style:rel-height="scale"><draw:object xlink:href="Object 15/" xlink:type="simple" xlink:show="embed" xlink:actuate="onLoad"/></draw:frame><text:span text:style-name="a617" text:class-names=""><text:s text:c="1"/>de thiosulfate de sodium à<text:s text:c="1"/></text:span><draw:frame draw:style-name="a618" text:anchor-type="as-char" svg:x="1173.4641in" svg:y="0in" svg:width="1.45722in" svg:height="0.3in" style:rel-width="scale" style:rel-height="scale"><draw:object xlink:href="Object 16/" xlink:type="simple" xlink:show="embed" xlink:actuate="onLoad"/></draw:frame><text:span text:style-name="a619" text:class-names=""/></text:p>
            </draw:text-box>
            <svg:title/>
            <svg:desc/>
          </draw:frame>
          <draw:frame draw:id="id128" draw:style-name="a625" draw:name="ZoneTexte 10" svg:x="0.72022in" svg:y="4.68454in" svg:width="3.88906in" svg:height="0.90879in">
            <draw:text-box>
              <text:p text:style-name="a624" text:class-names="" text:cond-style-name=""><draw:frame draw:style-name="a622" text:anchor-type="as-char" svg:x="1173.60979in" svg:y="0in" svg:width="1.16583in" svg:height="0.3in" style:rel-width="scale" style:rel-height="scale"><draw:object xlink:href="Object 17/" xlink:type="simple" xlink:show="embed" xlink:actuate="onLoad"/></draw:frame><text:span text:style-name="a623" text:class-names=""><text:s text:c="1"/>d’acide chlorhydrique concentré</text:span></text:p>
            </draw:text-box>
            <svg:title/>
            <svg:desc/>
          </draw:frame>
          <draw:frame draw:id="id129" draw:style-name="a629" draw:name="ZoneTexte 11" svg:x="1.11613in" svg:y="6.27908in" svg:width="3.49315in" svg:height="0.50488in">
            <draw:text-box>
              <text:p text:style-name="a628" text:class-names="" text:cond-style-name=""><draw:frame draw:style-name="a626" text:anchor-type="as-char" svg:x="1173.53743in" svg:y="0in" svg:width="1.31049in" svg:height="0.3in" style:rel-width="scale" style:rel-height="scale"><draw:object xlink:href="Object 18/" xlink:type="simple" xlink:show="embed" xlink:actuate="onLoad"/></draw:frame><text:span text:style-name="a627" text:class-names=""><text:s text:c="1"/>d’eau</text:span></text:p>
            </draw:text-box>
            <svg:title/>
            <svg:desc/>
          </draw:frame>
          <draw:frame draw:id="id130" draw:style-name="a633" draw:name="ZoneTexte 12" svg:x="2.54691in" svg:y="4.10926in" svg:width="0.32607in" svg:height="0.40391in">
            <draw:text-box>
              <text:p text:style-name="a632" text:class-names="" text:cond-style-name=""><draw:frame draw:style-name="a630" text:anchor-type="as-char" svg:x="1174.06424in" svg:y="0in" svg:width="0.25694in" svg:height="0.3in" style:rel-width="scale" style:rel-height="scale"><draw:object xlink:href="Object 19/" xlink:type="simple" xlink:show="embed" xlink:actuate="onLoad"/></draw:frame><text:span text:style-name="a631" text:class-names=""/></text:p>
            </draw:text-box>
            <svg:title/>
            <svg:desc/>
          </draw:frame>
          <draw:frame draw:id="id131" draw:style-name="a637" draw:name="ZoneTexte 13" svg:x="2.54919in" svg:y="5.67318in" svg:width="0.32607in" svg:height="0.40391in">
            <draw:text-box>
              <text:p text:style-name="a636" text:class-names="" text:cond-style-name=""><draw:frame draw:style-name="a634" text:anchor-type="as-char" svg:x="1174.06424in" svg:y="0in" svg:width="0.25694in" svg:height="0.3in" style:rel-width="scale" style:rel-height="scale"><draw:object xlink:href="Object 20/" xlink:type="simple" xlink:show="embed" xlink:actuate="onLoad"/></draw:frame><text:span text:style-name="a635" text:class-names=""/></text:p>
            </draw:text-box>
            <svg:title/>
            <svg:desc/>
          </draw:frame>
        </draw:g>
        <draw:custom-shape svg:x="0.75342in" svg:y="3.11043in" svg:width="3.94625in" svg:height="3.67353in" draw:id="id126" draw:style-name="a615" draw:name="Rectangle 1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638" draw:master-page-name="Master1-Layout7-blank-Vide" presentation:presentation-page-layout-name="Master1-PPL7" draw:id="Slide-260">
        <draw:frame draw:id="id132" draw:style-name="a641" draw:name="ZoneTexte 1" svg:x="0.5493in" svg:y="0.15492in" svg:width="12.57747in" svg:height="0.50488in">
          <draw:text-box>
            <text:p text:style-name="a640" text:class-names="" text:cond-style-name=""><text:span text:style-name="a639" text:class-names="">Catalyse hétérogène appliquée à la synthèse de l’ammoniac</text:span></text:p>
          </draw:text-box>
          <svg:title/>
          <svg:desc/>
        </draw:frame>
        <draw:frame draw:id="id133" draw:style-name="a694" draw:name="ZoneTexte 2" svg:x="0.9863in" svg:y="1.19178in" svg:width="10.83562in" svg:height="5.1498in">
          <draw:text-box>
            <text:list text:style-name="a647">
              <text:list-item>
                <text:p text:style-name="a646" text:class-names="" text:cond-style-name=""><text:span text:style-name="a642" text:class-names="">Catalyseur :<text:s text:c="1"/></text:span><text:span text:style-name="a643" text:class-names="">grains poreux d’oxydes de fer (</text:span><draw:frame draw:style-name="a644" text:anchor-type="as-char" svg:x="1173.24854in" svg:y="0in" svg:width="1.88826in" svg:height="0.3in" style:rel-width="scale" style:rel-height="scale"><draw:object xlink:href="Object 21/" xlink:type="simple" xlink:show="embed" xlink:actuate="onLoad"/></draw:frame><text:span text:style-name="a645" text:class-names="">)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Processus réactionnel en trois temps :</text:span></text:p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/></text:p>
                      </text:list-item>
                    </text:list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57" text:class-names="">Chimisorption dissociative des molécules<text:s text:c="1"/></text:span><draw:frame draw:style-name="a658" text:anchor-type="as-char" svg:x="1174.0191in" svg:y="0in" svg:width="0.34722in" svg:height="0.3in" style:rel-width="scale" style:rel-height="scale"><draw:object xlink:href="Object 22/" xlink:type="simple" xlink:show="embed" xlink:actuate="onLoad"/></draw:frame><text:span text:style-name="a659" text:class-names=""><text:s text:c="1"/>et<text:s text:c="1"/></text:span><draw:frame draw:style-name="a660" text:anchor-type="as-char" svg:x="1174.02111in" svg:y="0in" svg:width="0.34313in" svg:height="0.3in" style:rel-width="scale" style:rel-height="scale"><draw:object xlink:href="Object 23/" xlink:type="simple" xlink:show="embed" xlink:actuate="onLoad"/></draw:frame><text:span text:style-name="a661" text:class-names=""/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/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p text:style-name="a668" text:class-names="" text:cond-style-name=""><text:span text:style-name="a667" text:class-names=""/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70" text:class-names=""/></text:p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/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p text:style-name="a677" text:class-names="" text:cond-style-name=""><text:span text:style-name="a676" text:class-names="">Réactions surfaciques entre atomes chimisorbés</text:span></text:p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/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p text:style-name="a683" text:class-names="" text:cond-style-name=""><text:span text:style-name="a682" text:class-names=""/></text:p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/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/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Désorption de la molécule d’ammoniac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4" draw:style-name="a703" draw:name="ZoneTexte 3" svg:x="4.5in" svg:y="3.08219in" svg:width="3.80822in" svg:height="1.05913in">
          <draw:text-box>
            <text:p text:style-name="a697" text:class-names="" text:cond-style-name=""><draw:frame draw:style-name="a695" text:anchor-type="as-char" svg:x="1173.22729in" svg:y="0in" svg:width="1.93083in" svg:height="0.32444in" style:rel-width="scale" style:rel-height="scale"><draw:object xlink:href="Object 24/" xlink:type="simple" xlink:show="embed" xlink:actuate="onLoad"/></draw:frame><text:span text:style-name="a696" text:class-names=""/></text:p>
            <text:p text:style-name="a700" text:class-names="" text:cond-style-name=""><draw:frame draw:style-name="a698" text:anchor-type="as-char" svg:x="1173.22424in" svg:y="0in" svg:width="1.93694in" svg:height="0.32444in" style:rel-width="scale" style:rel-height="scale"><draw:object xlink:href="Object 25/" xlink:type="simple" xlink:show="embed" xlink:actuate="onLoad"/></draw:frame><text:span text:style-name="a699" text:class-names=""/></text:p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35" draw:style-name="a715" draw:name="ZoneTexte 4" svg:x="4.5in" svg:y="4.71189in" svg:width="3.80822in" svg:height="1.3127in">
          <draw:text-box>
            <text:p text:style-name="a706" text:class-names="" text:cond-style-name=""><draw:frame draw:style-name="a704" text:anchor-type="as-char" svg:x="1173.14194in" svg:y="0in" svg:width="2.10153in" svg:height="0.3in" style:rel-width="scale" style:rel-height="scale"><draw:object xlink:href="Object 26/" xlink:type="simple" xlink:show="embed" xlink:actuate="onLoad"/></draw:frame><text:span text:style-name="a705" text:class-names=""/></text:p>
            <text:p text:style-name="a709" text:class-names="" text:cond-style-name=""><draw:frame draw:style-name="a707" text:anchor-type="as-char" svg:x="1173.20479in" svg:y="0in" svg:width="1.97576in" svg:height="0.3in" style:rel-width="scale" style:rel-height="scale"><draw:object xlink:href="Object 27/" xlink:type="simple" xlink:show="embed" xlink:actuate="onLoad"/></draw:frame><text:span text:style-name="a708" text:class-names=""/></text:p>
            <text:p text:style-name="a712" text:class-names="" text:cond-style-name=""><draw:frame draw:style-name="a710" text:anchor-type="as-char" svg:x="1173.15188in" svg:y="0in" svg:width="2.08167in" svg:height="0.3in" style:rel-width="scale" style:rel-height="scale"><draw:object xlink:href="Object 28/" xlink:type="simple" xlink:show="embed" xlink:actuate="onLoad"/></draw:frame><text:span text:style-name="a711" text:class-names=""/></text:p>
            <text:p text:style-name="a714" text:class-names="" text:cond-style-name=""><text:span text:style-name="a713" text:class-names=""/></text:p>
          </draw:text-box>
          <svg:title/>
          <svg:desc/>
        </draw:frame>
        <draw:custom-shape svg:x="5.25827in" svg:y="6.39319in" svg:width="2.3266in" svg:height="0.43308in" draw:id="id136" draw:style-name="a719" draw:name="Rectangle 5">
          <svg:title/>
          <svg:desc/>
          <text:p text:style-name="a718" text:class-names="" text:cond-style-name=""><draw:frame draw:style-name="a716" text:anchor-type="as-char" svg:x="1173.13458in" svg:y="0in" svg:width="2.11625in" svg:height="0.32889in" style:rel-width="scale" style:rel-height="scale"><draw:object xlink:href="Object 29/" xlink:type="simple" xlink:show="embed" xlink:actuate="onLoad"/></draw:frame><text:span text:style-name="a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/>
    </style:style>
    <style:style style:family="table-cell" style:name="a39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7">
      <style:table-cell-properties fo:background-color="#d2deef"/>
    </style:style>
    <style:style style:family="table-cell" style:name="a38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384">
      <style:table-cell-properties/>
    </style:style>
    <style:style style:family="table-cell" style:name="a385">
      <style:table-cell-properties fo:background-color="#d2deef"/>
    </style:style>
    <style:style style:family="table-cell" style:name="a39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41" svg:viewBox="0 0 20 30" svg:d="m10 0-10 30h20z"/>
    <draw:marker draw:name="a454" svg:viewBox="0 0 20 30" svg:d="m10 0-10 30h20z"/>
    <draw:marker draw:name="a452" svg:viewBox="0 0 20 30" svg:d="m10 0-10 30h20z"/>
    <table:table-template table:name="{5C22544A-7EE6-4342-B048-85BDC9FD1C3A}">
      <table:first-row table:style-name="a388" table:paragraph-style-name=""/>
      <table:last-row table:style-name="a389" table:paragraph-style-name=""/>
      <table:first-column table:style-name="a390" table:paragraph-style-name=""/>
      <table:last-column table:style-name="a391" table:paragraph-style-name=""/>
      <table:body table:style-name="a383" table:paragraph-style-name=""/>
      <table:even-rows table:style-name="a386" table:paragraph-style-name=""/>
      <table:odd-rows table:style-name="a387" table:paragraph-style-name=""/>
      <table:even-columns table:style-name="a384" table:paragraph-style-name=""/>
      <table:odd-columns table:style-name="a38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/05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3" draw:name="MSIPCMContentMarking" svg:x="6.03962in" svg:y="7.24473in" svg:width="1.25409in" svg:height="0.25527in">
        <draw:text-box>
          <text:p text:style-name="a32" text:class-names="" text:cond-style-name=""><text:span text:style-name="a30" text:class-names=""><text:s text:c="1"/>C1 - Internal use<text:s text:c="1"/></text:span><text:span text:style-name="a31" text:class-names=""/></text:p>
        </draw:text-box>
        <svg:title/>
        <svg:desc>{"HashCode":-1406602145,"Placement":"Footer"}</svg:desc>
      </draw:frame>
    </style:master-page>
    <style:master-page style:name="Master1-Layout1-title-Diapositive-de-titre" style:page-layout-name="pageLayout1" draw:style-name="a34">
      <draw:frame draw:id="id6" draw:layer="Master1-bg" draw:style-name="a38" draw:name="MSIPCMContentMarking" svg:x="6.03962in" svg:y="7.24473in" svg:width="1.25409in" svg:height="0.25527in">
        <draw:text-box>
          <text:p text:style-name="a37" text:class-names="" text:cond-style-name=""><text:span text:style-name="a35" text:class-names=""><text:s text:c="1"/>C1 - Internal use<text:s text:c="1"/></text:span><text:span text:style-name="a36" text:class-names=""/></text:p>
        </draw:text-box>
        <svg:title/>
        <svg:desc>{"HashCode":-1406602145,"Placement":"Footer"}</svg:desc>
      </draw:frame>
      <draw:frame draw:id="id7" presentation:style-name="a41" draw:name="Titre 1" svg:x="1.66667in" svg:y="1.22743in" svg:width="10in" svg:height="2.61111in" presentation:class="title" presentation:placeholder="false">
        <draw:text-box>
          <text:p text:style-name="a40" text:class-names="" text:cond-style-name=""><text:span text:style-name="a39" text:class-names="">Modifiez le style du titre</text:span></text:p>
        </draw:text-box>
        <svg:title/>
        <svg:desc/>
      </draw:frame>
      <draw:frame draw:id="id8" presentation:style-name="a44" draw:name="Sous-titre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2" text:class-names="">Modifiez le style des sous-titres du masque</text:span></text:p>
        </draw:text-box>
        <svg:title/>
        <svg:desc/>
      </draw:frame>
      <draw:frame draw:id="id9" presentation:style-name="a48" draw:name="Espace réservé de la date 3" svg:x="0.91667in" svg:y="6.95139in" svg:width="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27/05/2020</text:date></text:span></text:p>
        </draw:text-box>
        <svg:title/>
        <svg:desc/>
      </draw:frame>
      <draw:frame draw:id="id10" presentation:style-name="a51" draw:name="Espace réservé du pied de page 4" svg:x="4.41667in" svg:y="6.95139in" svg:width="4.5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1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2" draw:layer="Master1-bg" draw:style-name="a59" draw:name="MSIPCMContentMarking" svg:x="6.03962in" svg:y="7.24473in" svg:width="1.25409in" svg:height="0.25527in">
        <draw:text-box>
          <text:p text:style-name="a58" text:class-names="" text:cond-style-name=""><text:span text:style-name="a56" text:class-names=""><text:s text:c="1"/>C1 - Internal use<text:s text:c="1"/></text:span><text:span text:style-name="a57" text:class-names=""/></text:p>
        </draw:text-box>
        <svg:title/>
        <svg:desc>{"HashCode":-1406602145,"Placement":"Footer"}</svg:desc>
      </draw:frame>
      <draw:frame draw:id="id13" presentation:style-name="a62" draw:name="Titre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60" text:class-names="">Modifiez le style du titre</text:span></text:p>
        </draw:text-box>
        <svg:title/>
        <svg:desc/>
      </draw:frame>
      <draw:frame draw:id="id14" presentation:style-name="a78" draw:name="Espace réservé du contenu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Modifiez les styles du texte du masque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Deuxième niveau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2" draw:name="Espace réservé de la date 3" svg:x="0.91667in" svg:y="6.95139in" svg:width="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27/05/2020</text:date></text:span></text:p>
        </draw:text-box>
        <svg:title/>
        <svg:desc/>
      </draw:frame>
      <draw:frame draw:id="id16" presentation:style-name="a85" draw:name="Espace réservé du pied de page 4" svg:x="4.41667in" svg:y="6.95139in" svg:width="4.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7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8" draw:layer="Master1-bg" draw:style-name="a93" draw:name="MSIPCMContentMarking" svg:x="6.03962in" svg:y="7.24473in" svg:width="1.25409in" svg:height="0.25527in">
        <draw:text-box>
          <text:p text:style-name="a92" text:class-names="" text:cond-style-name=""><text:span text:style-name="a90" text:class-names=""><text:s text:c="1"/>C1 - Internal use<text:s text:c="1"/></text:span><text:span text:style-name="a91" text:class-names=""/></text:p>
        </draw:text-box>
        <svg:title/>
        <svg:desc>{"HashCode":-1406602145,"Placement":"Footer"}</svg:desc>
      </draw:frame>
      <draw:frame draw:id="id19" presentation:style-name="a96" draw:name="Titre 1" svg:x="0.90972in" svg:y="1.86979in" svg:width="11.5in" svg:height="3.11979in" presentation:class="title" presentation:placeholder="false">
        <draw:text-box>
          <text:p text:style-name="a95" text:class-names="" text:cond-style-name=""><text:span text:style-name="a94" text:class-names="">Modifiez le style du titre</text:span></text:p>
        </draw:text-box>
        <svg:title/>
        <svg:desc/>
      </draw:frame>
      <draw:frame draw:id="id20" presentation:style-name="a100" draw:name="Espace réservé du texte 2" svg:x="0.90972in" svg:y="5.0191in" svg:width="11.5in" svg:height="1.64062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Modifiez les styles du texte du masque</text:span></text:p>
            </text:list-item>
          </text:list>
        </draw:text-box>
        <svg:title/>
        <svg:desc/>
      </draw:frame>
      <draw:frame draw:id="id21" presentation:style-name="a104" draw:name="Espace réservé de la date 3" svg:x="0.91667in" svg:y="6.95139in" svg:width="3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27/05/2020</text:date></text:span></text:p>
        </draw:text-box>
        <svg:title/>
        <svg:desc/>
      </draw:frame>
      <draw:frame draw:id="id22" presentation:style-name="a107" draw:name="Espace réservé du pied de page 4" svg:x="4.41667in" svg:y="6.95139in" svg:width="4.5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3" presentation:style-name="a110" draw:name="Espace réservé du numéro de diapositive 5" svg:x="9.41667in" svg:y="6.95139in" svg:width="3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11">
      <draw:frame draw:id="id24" draw:layer="Master1-bg" draw:style-name="a115" draw:name="MSIPCMContentMarking" svg:x="6.03962in" svg:y="7.24473in" svg:width="1.25409in" svg:height="0.25527in">
        <draw:text-box>
          <text:p text:style-name="a114" text:class-names="" text:cond-style-name=""><text:span text:style-name="a112" text:class-names=""><text:s text:c="1"/>C1 - Internal use<text:s text:c="1"/></text:span><text:span text:style-name="a113" text:class-names=""/></text:p>
        </draw:text-box>
        <svg:title/>
        <svg:desc>{"HashCode":-1406602145,"Placement":"Footer"}</svg:desc>
      </draw:frame>
      <draw:frame draw:id="id25" presentation:style-name="a118" draw:name="Titre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Modifiez le style du titre</text:span></text:p>
        </draw:text-box>
        <svg:title/>
        <svg:desc/>
      </draw:frame>
      <draw:frame draw:id="id26" presentation:style-name="a134" draw:name="Espace réservé du contenu 2" svg:x="0.91667in" svg:y="1.99653in" svg:width="5.66667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Modifiez les styles du texte du masque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euxième niveau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0" draw:name="Espace réservé du contenu 3" svg:x="6.75in" svg:y="1.99653in" svg:width="5.66667in" svg:height="4.75868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Modifiez les styles du texte du masque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Deuxième niveau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Espace réservé de la date 4" svg:x="0.91667in" svg:y="6.95139in" svg:width="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27/05/2020</text:date></text:span></text:p>
        </draw:text-box>
        <svg:title/>
        <svg:desc/>
      </draw:frame>
      <draw:frame draw:id="id29" presentation:style-name="a157" draw:name="Espace réservé du pied de page 5" svg:x="4.41667in" svg:y="6.95139in" svg:width="4.5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0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31" draw:layer="Master1-bg" draw:style-name="a165" draw:name="MSIPCMContentMarking" svg:x="6.03962in" svg:y="7.24473in" svg:width="1.25409in" svg:height="0.25527in">
        <draw:text-box>
          <text:p text:style-name="a164" text:class-names="" text:cond-style-name=""><text:span text:style-name="a162" text:class-names=""><text:s text:c="1"/>C1 - Internal use<text:s text:c="1"/></text:span><text:span text:style-name="a163" text:class-names=""/></text:p>
        </draw:text-box>
        <svg:title/>
        <svg:desc>{"HashCode":-1406602145,"Placement":"Footer"}</svg:desc>
      </draw:frame>
      <draw:frame draw:id="id32" presentation:style-name="a168" draw:name="Titre 1" svg:x="0.9184in" svg:y="0.39931in" svg:width="11.5in" svg:height="1.44965in" presentation:class="title" presentation:placeholder="false">
        <draw:text-box>
          <text:p text:style-name="a167" text:class-names="" text:cond-style-name=""><text:span text:style-name="a166" text:class-names="">Modifiez le style du titre</text:span></text:p>
        </draw:text-box>
        <svg:title/>
        <svg:desc/>
      </draw:frame>
      <draw:frame draw:id="id33" presentation:style-name="a172" draw:name="Espace réservé du texte 2" svg:x="0.9184in" svg:y="1.83854in" svg:width="5.64062in" svg:height="0.90104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188" draw:name="Espace réservé du contenu 3" svg:x="0.9184in" svg:y="2.73958in" svg:width="5.64062in" svg:height="4.02951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Modifiez les styles du texte du masque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Deuxième niveau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2" draw:name="Espace réservé du texte 4" svg:x="6.75in" svg:y="1.83854in" svg:width="5.6684in" svg:height="0.90104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08" draw:name="Espace réservé du contenu 5" svg:x="6.75in" svg:y="2.73958in" svg:width="5.6684in" svg:height="4.02951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z les styles du texte du masque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Deuxième niveau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27/05/2020</text:date></text:span></text:p>
        </draw:text-box>
        <svg:title/>
        <svg:desc/>
      </draw:frame>
      <draw:frame draw:id="id38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9" presentation:style-name="a218" draw:name="Espace réservé du numéro de diapositive 8" svg:x="9.41667in" svg:y="6.95139in" svg:width="3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19">
      <draw:frame draw:id="id40" draw:layer="Master1-bg" draw:style-name="a223" draw:name="MSIPCMContentMarking" svg:x="6.03962in" svg:y="7.24473in" svg:width="1.25409in" svg:height="0.25527in">
        <draw:text-box>
          <text:p text:style-name="a222" text:class-names="" text:cond-style-name=""><text:span text:style-name="a220" text:class-names=""><text:s text:c="1"/>C1 - Internal use<text:s text:c="1"/></text:span><text:span text:style-name="a221" text:class-names=""/></text:p>
        </draw:text-box>
        <svg:title/>
        <svg:desc>{"HashCode":-1406602145,"Placement":"Footer"}</svg:desc>
      </draw:frame>
      <draw:frame draw:id="id41" presentation:style-name="a226" draw:name="Titre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4" text:class-names="">Modifiez le style du titre</text:span></text:p>
        </draw:text-box>
        <svg:title/>
        <svg:desc/>
      </draw:frame>
      <draw:frame draw:id="id42" presentation:style-name="a230" draw:name="Espace réservé de la date 2" svg:x="0.91667in" svg:y="6.95139in" svg:width="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27/05/2020</text:date></text:span></text:p>
        </draw:text-box>
        <svg:title/>
        <svg:desc/>
      </draw:frame>
      <draw:frame draw:id="id43" presentation:style-name="a233" draw:name="Espace réservé du pied de page 3" svg:x="4.41667in" svg:y="6.95139in" svg:width="4.5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4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37">
      <draw:frame draw:id="id45" draw:layer="Master1-bg" draw:style-name="a241" draw:name="MSIPCMContentMarking" svg:x="6.03962in" svg:y="7.24473in" svg:width="1.25409in" svg:height="0.25527in">
        <draw:text-box>
          <text:p text:style-name="a240" text:class-names="" text:cond-style-name=""><text:span text:style-name="a238" text:class-names=""><text:s text:c="1"/>C1 - Internal use<text:s text:c="1"/></text:span><text:span text:style-name="a239" text:class-names=""/></text:p>
        </draw:text-box>
        <svg:title/>
        <svg:desc>{"HashCode":-1406602145,"Placement":"Footer"}</svg:desc>
      </draw:frame>
      <draw:frame draw:id="id46" presentation:style-name="a245" draw:name="Espace réservé de la date 1" svg:x="0.91667in" svg:y="6.95139in" svg:width="3in" svg:height="0.39931in" presentation:class="date-time" presentation:placeholder="false">
        <draw:text-box>
          <text:p text:style-name="a244" text:class-names="" text:cond-style-name=""><text:span text:style-name="a242" text:class-names=""><text:date text:fixed="false" style:data-style-name="a243">27/05/2020</text:date></text:span></text:p>
        </draw:text-box>
        <svg:title/>
        <svg:desc/>
      </draw:frame>
      <draw:frame draw:id="id47" presentation:style-name="a248" draw:name="Espace réservé du pied de page 2" svg:x="4.41667in" svg:y="6.95139in" svg:width="4.5in" svg:height="0.39931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48" presentation:style-name="a251" draw:name="Espace réservé du numéro de diapositive 3" svg:x="9.41667in" svg:y="6.95139in" svg:width="3in" svg:height="0.39931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52">
      <draw:frame draw:id="id49" draw:layer="Master1-bg" draw:style-name="a256" draw:name="MSIPCMContentMarking" svg:x="6.03962in" svg:y="7.24473in" svg:width="1.25409in" svg:height="0.25527in">
        <draw:text-box>
          <text:p text:style-name="a255" text:class-names="" text:cond-style-name=""><text:span text:style-name="a253" text:class-names=""><text:s text:c="1"/>C1 - Internal use<text:s text:c="1"/></text:span><text:span text:style-name="a254" text:class-names=""/></text:p>
        </draw:text-box>
        <svg:title/>
        <svg:desc>{"HashCode":-1406602145,"Placement":"Footer"}</svg:desc>
      </draw:frame>
      <draw:frame draw:id="id50" presentation:style-name="a259" draw:name="Titre 1" svg:x="0.9184in" svg:y="0.5in" svg:width="4.30035in" svg:height="1.75in" presentation:class="title" presentation:placeholder="false">
        <draw:text-box>
          <text:p text:style-name="a258" text:class-names="" text:cond-style-name=""><text:span text:style-name="a257" text:class-names="">Modifiez le style du titre</text:span></text:p>
        </draw:text-box>
        <svg:title/>
        <svg:desc/>
      </draw:frame>
      <draw:frame draw:id="id51" presentation:style-name="a275" draw:name="Espace réservé du contenu 2" svg:x="5.6684in" svg:y="1.07986in" svg:width="6.75in" svg:height="5.32986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Modifiez les styles du texte du masque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Deuxième niveau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79" draw:name="Espace réservé du texte 3" svg:x="0.9184in" svg:y="2.25in" svg:width="4.30035in" svg:height="4.1684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Modifiez les styles du texte du masque</text:span></text:p>
            </text:list-item>
          </text:list>
        </draw:text-box>
        <svg:title/>
        <svg:desc/>
      </draw:frame>
      <draw:frame draw:id="id53" presentation:style-name="a283" draw:name="Espace réservé de la date 4" svg:x="0.91667in" svg:y="6.95139in" svg:width="3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27/05/2020</text:date></text:span></text:p>
        </draw:text-box>
        <svg:title/>
        <svg:desc/>
      </draw:frame>
      <draw:frame draw:id="id54" presentation:style-name="a286" draw:name="Espace réservé du pied de page 5" svg:x="4.41667in" svg:y="6.95139in" svg:width="4.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5" presentation:style-name="a289" draw:name="Espace réservé du numéro de diapositive 6" svg:x="9.41667in" svg:y="6.95139in" svg:width="3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90">
      <draw:frame draw:id="id56" draw:layer="Master1-bg" draw:style-name="a294" draw:name="MSIPCMContentMarking" svg:x="6.03962in" svg:y="7.24473in" svg:width="1.25409in" svg:height="0.25527in">
        <draw:text-box>
          <text:p text:style-name="a293" text:class-names="" text:cond-style-name=""><text:span text:style-name="a291" text:class-names=""><text:s text:c="1"/>C1 - Internal use<text:s text:c="1"/></text:span><text:span text:style-name="a292" text:class-names=""/></text:p>
        </draw:text-box>
        <svg:title/>
        <svg:desc>{"HashCode":-1406602145,"Placement":"Footer"}</svg:desc>
      </draw:frame>
      <draw:frame draw:id="id57" presentation:style-name="a297" draw:name="Titre 1" svg:x="0.9184in" svg:y="0.5in" svg:width="4.30035in" svg:height="1.75in" presentation:class="title" presentation:placeholder="false">
        <draw:text-box>
          <text:p text:style-name="a296" text:class-names="" text:cond-style-name=""><text:span text:style-name="a295" text:class-names="">Modifiez le style du titre</text:span></text:p>
        </draw:text-box>
        <svg:title/>
        <svg:desc/>
      </draw:frame>
      <draw:frame draw:id="id58" presentation:style-name="a300" draw:name="Espace réservé pour une image  2" svg:x="5.6684in" svg:y="1.07986in" svg:width="6.75in" svg:height="5.32986in" presentation:class="graphic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9" presentation:style-name="a304" draw:name="Espace réservé du texte 3" svg:x="0.9184in" svg:y="2.25in" svg:width="4.30035in" svg:height="4.1684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Modifiez les styles du texte du masque</text:span></text:p>
            </text:list-item>
          </text:list>
        </draw:text-box>
        <svg:title/>
        <svg:desc/>
      </draw:frame>
      <draw:frame draw:id="id60" presentation:style-name="a308" draw:name="Espace réservé de la date 4" svg:x="0.91667in" svg:y="6.95139in" svg:width="3in" svg:height="0.39931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27/05/2020</text:date></text:span></text:p>
        </draw:text-box>
        <svg:title/>
        <svg:desc/>
      </draw:frame>
      <draw:frame draw:id="id61" presentation:style-name="a311" draw:name="Espace réservé du pied de page 5" svg:x="4.41667in" svg:y="6.95139in" svg:width="4.5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62" presentation:style-name="a314" draw:name="Espace réservé du numéro de diapositive 6" svg:x="9.41667in" svg:y="6.95139in" svg:width="3in" svg:height="0.39931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315">
      <draw:frame draw:id="id63" draw:layer="Master1-bg" draw:style-name="a319" draw:name="MSIPCMContentMarking" svg:x="6.03962in" svg:y="7.24473in" svg:width="1.25409in" svg:height="0.25527in">
        <draw:text-box>
          <text:p text:style-name="a318" text:class-names="" text:cond-style-name=""><text:span text:style-name="a316" text:class-names=""><text:s text:c="1"/>C1 - Internal use<text:s text:c="1"/></text:span><text:span text:style-name="a317" text:class-names=""/></text:p>
        </draw:text-box>
        <svg:title/>
        <svg:desc>{"HashCode":-1406602145,"Placement":"Footer"}</svg:desc>
      </draw:frame>
      <draw:frame draw:id="id64" presentation:style-name="a322" draw:name="Titre 1" svg:x="0.91667in" svg:y="0.39931in" svg:width="11.5in" svg:height="1.44965in" presentation:class="title" presentation:placeholder="false">
        <draw:text-box>
          <text:p text:style-name="a321" text:class-names="" text:cond-style-name=""><text:span text:style-name="a320" text:class-names="">Modifiez le style du titre</text:span></text:p>
        </draw:text-box>
        <svg:title/>
        <svg:desc/>
      </draw:frame>
      <draw:frame draw:id="id65" presentation:style-name="a338" draw:name="Espace réservé du texte vertical 2" svg:x="0.91667in" svg:y="1.99653in" svg:width="11.5in" svg:height="4.7586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Modifiez les styles du texte du masque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Deuxième niveau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42" draw:name="Espace réservé de la date 3" svg:x="0.91667in" svg:y="6.95139in" svg:width="3in" svg:height="0.39931in" presentation:class="date-time" presentation:placeholder="false">
        <draw:text-box>
          <text:p text:style-name="a341" text:class-names="" text:cond-style-name=""><text:span text:style-name="a339" text:class-names=""><text:date text:fixed="false" style:data-style-name="a340">27/05/2020</text:date></text:span></text:p>
        </draw:text-box>
        <svg:title/>
        <svg:desc/>
      </draw:frame>
      <draw:frame draw:id="id67" presentation:style-name="a345" draw:name="Espace réservé du pied de page 4" svg:x="4.41667in" svg:y="6.95139in" svg:width="4.5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68" presentation:style-name="a348" draw:name="Espace réservé du numéro de diapositive 5" svg:x="9.41667in" svg:y="6.95139in" svg:width="3in" svg:height="0.39931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49">
      <draw:frame draw:id="id69" draw:layer="Master1-bg" draw:style-name="a353" draw:name="MSIPCMContentMarking" svg:x="6.03962in" svg:y="7.24473in" svg:width="1.25409in" svg:height="0.25527in">
        <draw:text-box>
          <text:p text:style-name="a352" text:class-names="" text:cond-style-name=""><text:span text:style-name="a350" text:class-names=""><text:s text:c="1"/>C1 - Internal use<text:s text:c="1"/></text:span><text:span text:style-name="a351" text:class-names=""/></text:p>
        </draw:text-box>
        <svg:title/>
        <svg:desc>{"HashCode":-1406602145,"Placement":"Footer"}</svg:desc>
      </draw:frame>
      <draw:frame draw:id="id70" presentation:style-name="a356" draw:name="Titre vertical 1" svg:x="9.54167in" svg:y="0.39931in" svg:width="2.875in" svg:height="6.3559in" presentation:class="title" presentation:placeholder="false">
        <draw:text-box>
          <text:p text:style-name="a355" text:class-names="" text:cond-style-name=""><text:span text:style-name="a354" text:class-names="">Modifiez le style du titre</text:span></text:p>
        </draw:text-box>
        <svg:title/>
        <svg:desc/>
      </draw:frame>
      <draw:frame draw:id="id71" presentation:style-name="a372" draw:name="Espace réservé du texte vertical 2" svg:x="0.91667in" svg:y="0.39931in" svg:width="8.45833in" svg:height="6.3559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Modifiez les styles du texte du masque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Deuxième niveau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76" draw:name="Espace réservé de la date 3" svg:x="0.91667in" svg:y="6.95139in" svg:width="3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27/05/2020</text:date></text:span></text:p>
        </draw:text-box>
        <svg:title/>
        <svg:desc/>
      </draw:frame>
      <draw:frame draw:id="id73" presentation:style-name="a379" draw:name="Espace réservé du pied de page 4" svg:x="4.41667in" svg:y="6.95139in" svg:width="4.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74" presentation:style-name="a382" draw:name="Espace réservé du numéro de diapositive 5" svg:x="9.41667in" svg:y="6.95139in" svg:width="3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PC Pooja</meta:initial-creator>
    <dc:creator>RAMKURRUN Pooja</dc:creator>
    <meta:creation-date>2020-01-22T20:38:56Z</meta:creation-date>
    <dc:date>2020-05-27T07:26:37Z</dc:date>
    <meta:editing-cycles>8</meta:editing-cycles>
    <meta:editing-duration>PT33819S</meta:editing-duration>
    <meta:user-defined meta:name="MSIP_Label_f43b7177-c66c-4b22-a350-7ee86f9a1e74_Enabled">True</meta:user-defined>
    <meta:user-defined meta:name="MSIP_Label_f43b7177-c66c-4b22-a350-7ee86f9a1e74_SiteId">e4e1abd9-eac7-4a71-ab52-da5c998aa7ba</meta:user-defined>
    <meta:user-defined meta:name="MSIP_Label_f43b7177-c66c-4b22-a350-7ee86f9a1e74_Owner">Pooja.RAMKURRUN@loreal.com</meta:user-defined>
    <meta:user-defined meta:name="MSIP_Label_f43b7177-c66c-4b22-a350-7ee86f9a1e74_SetDate">2020-05-27T07:26:29.1906221Z</meta:user-defined>
    <meta:user-defined meta:name="MSIP_Label_f43b7177-c66c-4b22-a350-7ee86f9a1e74_Name">C1 - Internal use</meta:user-defined>
    <meta:user-defined meta:name="MSIP_Label_f43b7177-c66c-4b22-a350-7ee86f9a1e74_Application">Microsoft Azure Information Protection</meta:user-defined>
    <meta:user-defined meta:name="MSIP_Label_f43b7177-c66c-4b22-a350-7ee86f9a1e74_ActionId">386acd25-2a71-40f3-b68b-4005ab6d0a66</meta:user-defined>
    <meta:user-defined meta:name="MSIP_Label_f43b7177-c66c-4b22-a350-7ee86f9a1e74_Extended_MSFT_Method">Automatic</meta:user-defined>
    <meta:user-defined meta:name="Sensitivity">C1 - Internal use</meta:user-defined>
    <meta:document-statistic meta:paragraph-count="56" meta:word-count="700"/>
  </office:meta>
</office:document-meta>
</file>

<file path=Object 1/content.xml><?xml version="1.0" encoding="utf-8"?>
<mml:math xmlns:mml="http://www.w3.org/1998/Math/MathML" display="block">
  <mml:mi>𝑵</mml:mi>
  <mml:msub>
    <mml:mi>𝑶</mml:mi>
    <mml:mrow>
      <mml:mn>𝟐</mml:mn>
      <mml:mo fence="false">(</mml:mo>
      <mml:mi>𝒈</mml:mi>
      <mml:mo fence="false">)</mml:mo>
    </mml:mrow>
  </mml:msub>
</mml:math>
</file>

<file path=Object 10/content.xml><?xml version="1.0" encoding="utf-8"?>
<mml:math xmlns:mml="http://www.w3.org/1998/Math/MathML" display="block">
  <mml:mi>𝑻</mml:mi>
</mml:math>
</file>

<file path=Object 11/content.xml><?xml version="1.0" encoding="utf-8"?>
<mml:math xmlns:mml="http://www.w3.org/1998/Math/MathML" display="block">
  <mml:mi>𝝈</mml:mi>
</mml:math>
</file>

<file path=Object 12/content.xml><?xml version="1.0" encoding="utf-8"?>
<mml:math xmlns:mml="http://www.w3.org/1998/Math/MathML" display="block">
  <mml:mi>𝑻</mml:mi>
</mml:math>
</file>

<file path=Object 13/content.xml><?xml version="1.0" encoding="utf-8"?>
<mml:math xmlns:mml="http://www.w3.org/1998/Math/MathML" display="block">
  <mml:mi>P</mml:mi>
  <mml:mi>b</mml:mi>
  <mml:msub>
    <mml:mi>I</mml:mi>
    <mml:mrow>
      <mml:mn>2</mml:mn>
      <mml:mo fence="false">(</mml:mo>
      <mml:mi>s</mml:mi>
      <mml:mo fence="false">)</mml:mo>
    </mml:mrow>
  </mml:msub>
  <mml:mo>=</mml:mo>
  <mml:msubsup>
    <mml:mrow>
      <mml:mi>P</mml:mi>
      <mml:mi>b</mml:mi>
    </mml:mrow>
    <mml:mrow>
      <mml:mo fence="false">(</mml:mo>
      <mml:mi>a</mml:mi>
      <mml:mi>q</mml:mi>
      <mml:mo fence="false">)</mml:mo>
    </mml:mrow>
    <mml:mrow>
      <mml:mn>2</mml:mn>
      <mml:mo>+</mml:mo>
    </mml:mrow>
  </mml:msubsup>
  <mml:mo>+</mml:mo>
  <mml:mn>2</mml:mn>
  <mml:msubsup>
    <mml:mi>I</mml:mi>
    <mml:mrow>
      <mml:mo fence="false">(</mml:mo>
      <mml:mi>a</mml:mi>
      <mml:mi>q</mml:mi>
      <mml:mo fence="false">)</mml:mo>
    </mml:mrow>
    <mml:mo>−</mml:mo>
  </mml:msubsup>
</mml:math>
</file>

<file path=Object 14/content.xml><?xml version="1.0" encoding="utf-8"?>
<mml:math xmlns:mml="http://www.w3.org/1998/Math/MathML" display="block">
  <mml:msub>
    <mml:mi>S</mml:mi>
    <mml:mn>2</mml:mn>
  </mml:msub>
  <mml:msubsup>
    <mml:mi>O</mml:mi>
    <mml:mrow>
      <mml:mn>3</mml:mn>
      <mml:mo fence="false">(</mml:mo>
      <mml:mi>a</mml:mi>
      <mml:mi>q</mml:mi>
      <mml:mo fence="false">)</mml:mo>
    </mml:mrow>
    <mml:mrow>
      <mml:mn>2</mml:mn>
      <mml:mo>−</mml:mo>
    </mml:mrow>
  </mml:msubsup>
  <mml:mo>+</mml:mo>
  <mml:mn>2</mml:mn>
  <mml:msub>
    <mml:mi>H</mml:mi>
    <mml:mn>3</mml:mn>
  </mml:msub>
  <mml:msubsup>
    <mml:mi>O</mml:mi>
    <mml:mrow>
      <mml:mo fence="false">(</mml:mo>
      <mml:mi>a</mml:mi>
      <mml:mi>q</mml:mi>
      <mml:mo fence="false">)</mml:mo>
    </mml:mrow>
    <mml:mo>+</mml:mo>
  </mml:msubsup>
  <mml:mo>=</mml:mo>
  <mml:msub>
    <mml:mi>S</mml:mi>
    <mml:mrow>
      <mml:mo fence="false">(</mml:mo>
      <mml:mi>s</mml:mi>
      <mml:mo fence="false">)</mml:mo>
    </mml:mrow>
  </mml:msub>
  <mml:mo>+</mml:mo>
  <mml:mi>S</mml:mi>
  <mml:msub>
    <mml:mi>O</mml:mi>
    <mml:mrow>
      <mml:mn>2</mml:mn>
      <mml:mfenced>
        <mml:mrow>
          <mml:mi>a</mml:mi>
          <mml:mi>q</mml:mi>
        </mml:mrow>
      </mml:mfenced>
    </mml:mrow>
  </mml:msub>
  <mml:mo>+</mml:mo>
  <mml:mn>3</mml:mn>
  <mml:msub>
    <mml:mi>H</mml:mi>
    <mml:mn>2</mml:mn>
  </mml:msub>
  <mml:mi>O</mml:mi>
</mml:math>
</file>

<file path=Object 15/content.xml><?xml version="1.0" encoding="utf-8"?>
<mml:math xmlns:mml="http://www.w3.org/1998/Math/MathML" display="block">
  <mml:msub>
    <mml:mi>V</mml:mi>
    <mml:mn>0</mml:mn>
  </mml:msub>
  <mml:mo>=</mml:mo>
  <mml:mn>10</mml:mn>
  <mml:mo> </mml:mo>
  <mml:mi>mL</mml:mi>
</mml:math>
</file>

<file path=Object 16/content.xml><?xml version="1.0" encoding="utf-8"?>
<mml:math xmlns:mml="http://www.w3.org/1998/Math/MathML" display="block">
  <mml:mn>0</mml:mn>
  <mml:mo>,</mml:mo>
  <mml:mn>25</mml:mn>
  <mml:mo> </mml:mo>
  <mml:mi>mol</mml:mi>
  <mml:mo>.</mml:mo>
  <mml:msup>
    <mml:mi mathvariant="normal">L</mml:mi>
    <mml:mrow>
      <mml:mo>−</mml:mo>
      <mml:mn>1</mml:mn>
    </mml:mrow>
  </mml:msup>
</mml:math>
</file>

<file path=Object 17/content.xml><?xml version="1.0" encoding="utf-8"?>
<mml:math xmlns:mml="http://www.w3.org/1998/Math/MathML" display="block">
  <mml:msub>
    <mml:mi>V</mml:mi>
    <mml:mn>1</mml:mn>
  </mml:msub>
  <mml:mo>=</mml:mo>
  <mml:mn>5</mml:mn>
  <mml:mo> </mml:mo>
  <mml:mi>mL</mml:mi>
</mml:math>
</file>

<file path=Object 18/content.xml><?xml version="1.0" encoding="utf-8"?>
<mml:math xmlns:mml="http://www.w3.org/1998/Math/MathML" display="block">
  <mml:msub>
    <mml:mi>V</mml:mi>
    <mml:mn>2</mml:mn>
  </mml:msub>
  <mml:mo>=</mml:mo>
  <mml:mn>40</mml:mn>
  <mml:mo> </mml:mo>
  <mml:mi>mL</mml:mi>
</mml:math>
</file>

<file path=Object 19/content.xml><?xml version="1.0" encoding="utf-8"?>
<mml:math xmlns:mml="http://www.w3.org/1998/Math/MathML" display="block">
  <mml:mo>+</mml:mo>
</mml:math>
</file>

<file path=Object 2/content.xml><?xml version="1.0" encoding="utf-8"?>
<mml:math xmlns:mml="http://www.w3.org/1998/Math/MathML" display="block">
  <mml:msub>
    <mml:mi>𝑵</mml:mi>
    <mml:mn>𝟐</mml:mn>
  </mml:msub>
  <mml:msub>
    <mml:mi>𝑶</mml:mi>
    <mml:mrow>
      <mml:mn>𝟒</mml:mn>
      <mml:mo fence="false">(</mml:mo>
      <mml:mi>𝒈</mml:mi>
      <mml:mo fence="false">)</mml:mo>
    </mml:mrow>
  </mml:msub>
</mml:math>
</file>

<file path=Object 20/content.xml><?xml version="1.0" encoding="utf-8"?>
<mml:math xmlns:mml="http://www.w3.org/1998/Math/MathML" display="block">
  <mml:mo>+</mml:mo>
</mml:math>
</file>

<file path=Object 21/content.xml><?xml version="1.0" encoding="utf-8"?>
<mml:math xmlns:mml="http://www.w3.org/1998/Math/MathML" display="block">
  <mml:mi>FeO</mml:mi>
  <mml:mo>,</mml:mo>
  <mml:mo> </mml:mo>
  <mml:msub>
    <mml:mrow>
      <mml:mi>F</mml:mi>
      <mml:mi>e</mml:mi>
    </mml:mrow>
    <mml:mn>3</mml:mn>
  </mml:msub>
  <mml:msub>
    <mml:mi>O</mml:mi>
    <mml:mn>4</mml:mn>
  </mml:msub>
  <mml:msub>
    <mml:mrow>
      <mml:mi>F</mml:mi>
      <mml:mi>e</mml:mi>
    </mml:mrow>
    <mml:mn>2</mml:mn>
  </mml:msub>
  <mml:msub>
    <mml:mi>O</mml:mi>
    <mml:mn>3</mml:mn>
  </mml:msub>
</mml:math>
</file>

<file path=Object 22/content.xml><?xml version="1.0" encoding="utf-8"?>
<mml:math xmlns:mml="http://www.w3.org/1998/Math/MathML" display="block">
  <mml:msub>
    <mml:mi>N</mml:mi>
    <mml:mn>2</mml:mn>
  </mml:msub>
</mml:math>
</file>

<file path=Object 23/content.xml><?xml version="1.0" encoding="utf-8"?>
<mml:math xmlns:mml="http://www.w3.org/1998/Math/MathML" display="block">
  <mml:msub>
    <mml:mi>O</mml:mi>
    <mml:mn>2</mml:mn>
  </mml:msub>
</mml:math>
</file>

<file path=Object 24/content.xml><?xml version="1.0" encoding="utf-8"?>
<mml:math xmlns:mml="http://www.w3.org/1998/Math/MathML" display="block">
  <mml:msub>
    <mml:mi>N</mml:mi>
    <mml:mrow>
      <mml:mn>2</mml:mn>
      <mml:mfenced>
        <mml:mi>g</mml:mi>
      </mml:mfenced>
    </mml:mrow>
  </mml:msub>
  <mml:mo>+</mml:mo>
  <mml:mn>2</mml:mn>
  <mml:mi>s</mml:mi>
  <mml:mo>=</mml:mo>
  <mml:mn>2</mml:mn>
  <mml:msub>
    <mml:mi>N</mml:mi>
    <mml:mi>s</mml:mi>
  </mml:msub>
</mml:math>
</file>

<file path=Object 25/content.xml><?xml version="1.0" encoding="utf-8"?>
<mml:math xmlns:mml="http://www.w3.org/1998/Math/MathML" display="block">
  <mml:msub>
    <mml:mi>H</mml:mi>
    <mml:mrow>
      <mml:mn>2</mml:mn>
      <mml:mfenced>
        <mml:mi>g</mml:mi>
      </mml:mfenced>
    </mml:mrow>
  </mml:msub>
  <mml:mo>+</mml:mo>
  <mml:mn>2</mml:mn>
  <mml:mi>s</mml:mi>
  <mml:mo>=</mml:mo>
  <mml:mn>2</mml:mn>
  <mml:msub>
    <mml:mi>H</mml:mi>
    <mml:mi>s</mml:mi>
  </mml:msub>
</mml:math>
</file>

<file path=Object 26/content.xml><?xml version="1.0" encoding="utf-8"?>
<mml:math xmlns:mml="http://www.w3.org/1998/Math/MathML" display="block">
  <mml:msub>
    <mml:mi>N</mml:mi>
    <mml:mi>s</mml:mi>
  </mml:msub>
  <mml:mo>+</mml:mo>
  <mml:msub>
    <mml:mi>H</mml:mi>
    <mml:mi>s</mml:mi>
  </mml:msub>
  <mml:mo>=</mml:mo>
  <mml:msub>
    <mml:mrow>
      <mml:mi>N</mml:mi>
      <mml:mi>H</mml:mi>
    </mml:mrow>
    <mml:mi>s</mml:mi>
  </mml:msub>
  <mml:mo>+</mml:mo>
  <mml:mi>s</mml:mi>
</mml:math>
</file>

<file path=Object 27/content.xml><?xml version="1.0" encoding="utf-8"?>
<mml:math xmlns:mml="http://www.w3.org/1998/Math/MathML" display="block">
  <mml:msub>
    <mml:mrow>
      <mml:mi>N</mml:mi>
      <mml:mi>H</mml:mi>
    </mml:mrow>
    <mml:mi>s</mml:mi>
  </mml:msub>
  <mml:mo>+</mml:mo>
  <mml:msub>
    <mml:mi>H</mml:mi>
    <mml:mi>s</mml:mi>
  </mml:msub>
  <mml:mo>=</mml:mo>
  <mml:msub>
    <mml:mrow>
      <mml:mi>N</mml:mi>
      <mml:mi>H</mml:mi>
    </mml:mrow>
    <mml:mrow>
      <mml:mn>2</mml:mn>
      <mml:mi>s</mml:mi>
    </mml:mrow>
  </mml:msub>
</mml:math>
</file>

<file path=Object 28/content.xml><?xml version="1.0" encoding="utf-8"?>
<mml:math xmlns:mml="http://www.w3.org/1998/Math/MathML" display="block">
  <mml:msub>
    <mml:mrow>
      <mml:mi>N</mml:mi>
      <mml:mi>H</mml:mi>
    </mml:mrow>
    <mml:mrow>
      <mml:mn>2</mml:mn>
      <mml:mi>s</mml:mi>
    </mml:mrow>
  </mml:msub>
  <mml:mo>+</mml:mo>
  <mml:msub>
    <mml:mi>H</mml:mi>
    <mml:mi>s</mml:mi>
  </mml:msub>
  <mml:mo>=</mml:mo>
  <mml:msub>
    <mml:mrow>
      <mml:mi>N</mml:mi>
      <mml:mi>H</mml:mi>
    </mml:mrow>
    <mml:mrow>
      <mml:mn>3</mml:mn>
      <mml:mi>s</mml:mi>
    </mml:mrow>
  </mml:msub>
</mml:math>
</file>

<file path=Object 29/content.xml><?xml version="1.0" encoding="utf-8"?>
<mml:math xmlns:mml="http://www.w3.org/1998/Math/MathML" display="block">
  <mml:msub>
    <mml:mrow>
      <mml:mi>N</mml:mi>
      <mml:mi>H</mml:mi>
    </mml:mrow>
    <mml:mrow>
      <mml:mn>3</mml:mn>
      <mml:mi>s</mml:mi>
    </mml:mrow>
  </mml:msub>
  <mml:mo>=</mml:mo>
  <mml:msub>
    <mml:mrow>
      <mml:mi>N</mml:mi>
      <mml:mi>H</mml:mi>
    </mml:mrow>
    <mml:mrow>
      <mml:mn>3</mml:mn>
      <mml:mo fence="false">(</mml:mo>
      <mml:mi>g</mml:mi>
      <mml:mo fence="false">)</mml:mo>
    </mml:mrow>
  </mml:msub>
  <mml:mo>+</mml:mo>
  <mml:mi>s</mml:mi>
</mml:math>
</file>

<file path=Object 3/content.xml><?xml version="1.0" encoding="utf-8"?>
<mml:math xmlns:mml="http://www.w3.org/1998/Math/MathML" display="block">
  <mml:mfenced open="{" close="">
    <mml:mrow>
      <mml:mtable>
        <mml:mtr>
          <mml:mtd>
            <mml:maligngroup/>
            <mml:malignmark/>
            <mml:msub>
              <mml:mi>P</mml:mi>
              <mml:mn>1</mml:mn>
            </mml:msub>
          </mml:mtd>
        </mml:mtr>
        <mml:mtr>
          <mml:mtd>
            <mml:maligngroup/>
            <mml:malignmark/>
            <mml:mi>T</mml:mi>
          </mml:mtd>
        </mml:mtr>
        <mml:mtr>
          <mml:mtd>
            <mml:maligngroup/>
            <mml:malignmark/>
            <mml:msub>
              <mml:mi>x</mml:mi>
              <mml:mrow>
                <mml:mi>N</mml:mi>
                <mml:msub>
                  <mml:mi>O</mml:mi>
                  <mml:mn>2</mml:mn>
                </mml:msub>
                <mml:mo>,</mml:mo>
                <mml:mn>1</mml:mn>
              </mml:mrow>
            </mml:msub>
            <mml:mo> </mml:mo>
            <mml:mi>e</mml:mi>
            <mml:mi>t</mml:mi>
            <mml:msub>
              <mml:mrow>
                <mml:mo> </mml:mo>
                <mml:mi>x</mml:mi>
              </mml:mrow>
              <mml:mrow>
                <mml:msub>
                  <mml:mi>N</mml:mi>
                  <mml:mn>2</mml:mn>
                </mml:msub>
                <mml:msub>
                  <mml:mi>O</mml:mi>
                  <mml:mn>4</mml:mn>
                </mml:msub>
                <mml:mo>,</mml:mo>
                <mml:mn>1</mml:mn>
              </mml:mrow>
            </mml:msub>
          </mml:mtd>
        </mml:mtr>
      </mml:mtable>
    </mml:mrow>
  </mml:mfenced>
</mml:math>
</file>

<file path=Object 4/content.xml><?xml version="1.0" encoding="utf-8"?>
<mml:math xmlns:mml="http://www.w3.org/1998/Math/MathML" display="block">
  <mml:mfenced open="{" close="">
    <mml:mrow>
      <mml:mtable>
        <mml:mtr>
          <mml:mtd>
            <mml:maligngroup/>
            <mml:malignmark/>
            <mml:msub>
              <mml:mi>P</mml:mi>
              <mml:mn>2</mml:mn>
            </mml:msub>
            <mml:mo> </mml:mo>
            <mml:mo fence="false">(</mml:mo>
            <mml:mo>&gt;</mml:mo>
            <mml:msub>
              <mml:mi>P</mml:mi>
              <mml:mn>1</mml:mn>
            </mml:msub>
            <mml:mo fence="false">)</mml:mo>
          </mml:mtd>
        </mml:mtr>
        <mml:mtr>
          <mml:mtd>
            <mml:maligngroup/>
            <mml:malignmark/>
            <mml:mi>T</mml:mi>
          </mml:mtd>
        </mml:mtr>
        <mml:mtr>
          <mml:mtd>
            <mml:maligngroup/>
            <mml:malignmark/>
            <mml:msub>
              <mml:mi>x</mml:mi>
              <mml:mrow>
                <mml:mi>N</mml:mi>
                <mml:msub>
                  <mml:mi>O</mml:mi>
                  <mml:mn>2</mml:mn>
                </mml:msub>
                <mml:mo>,</mml:mo>
                <mml:mn>2</mml:mn>
              </mml:mrow>
            </mml:msub>
            <mml:mo> </mml:mo>
            <mml:mi>e</mml:mi>
            <mml:mi>t</mml:mi>
            <mml:msub>
              <mml:mrow>
                <mml:mo> </mml:mo>
                <mml:mi>x</mml:mi>
              </mml:mrow>
              <mml:mrow>
                <mml:msub>
                  <mml:mi>N</mml:mi>
                  <mml:mn>2</mml:mn>
                </mml:msub>
                <mml:msub>
                  <mml:mi>O</mml:mi>
                  <mml:mn>4</mml:mn>
                </mml:msub>
                <mml:mo>,</mml:mo>
                <mml:mn>2</mml:mn>
              </mml:mrow>
            </mml:msub>
          </mml:mtd>
        </mml:mtr>
      </mml:mtable>
    </mml:mrow>
  </mml:mfenced>
</mml:math>
</file>

<file path=Object 5/content.xml><?xml version="1.0" encoding="utf-8"?>
<mml:math xmlns:mml="http://www.w3.org/1998/Math/MathML" display="block">
  <mml:mn>2</mml:mn>
  <mml:mi>N</mml:mi>
  <mml:msub>
    <mml:mi>O</mml:mi>
    <mml:mrow>
      <mml:mn>2</mml:mn>
      <mml:mo fence="false">(</mml:mo>
      <mml:mi>g</mml:mi>
      <mml:mo fence="false">)</mml:mo>
    </mml:mrow>
  </mml:msub>
  <mml:mo>=</mml:mo>
  <mml:msub>
    <mml:mi>N</mml:mi>
    <mml:mn>2</mml:mn>
  </mml:msub>
  <mml:msub>
    <mml:mi>O</mml:mi>
    <mml:mrow>
      <mml:mn>4</mml:mn>
      <mml:mo fence="false">(</mml:mo>
      <mml:mi>g</mml:mi>
      <mml:mo fence="false">)</mml:mo>
    </mml:mrow>
  </mml:msub>
</mml:math>
</file>

<file path=Object 6/content.xml><?xml version="1.0" encoding="utf-8"?>
<mml:math xmlns:mml="http://www.w3.org/1998/Math/MathML" display="block">
  <mml:mi>s</mml:mi>
  <mml:mo>=</mml:mo>
  <mml:msub>
    <mml:mrow>
      <mml:mo fence="false">[</mml:mo>
      <mml:msup>
        <mml:mrow>
          <mml:mi>P</mml:mi>
          <mml:mi>b</mml:mi>
        </mml:mrow>
        <mml:mrow>
          <mml:mn>2</mml:mn>
          <mml:mo>+</mml:mo>
        </mml:mrow>
      </mml:msup>
      <mml:mo fence="false">]</mml:mo>
      <mml:mtext> </mml:mtext>
    </mml:mrow>
    <mml:mrow>
      <mml:mi>e</mml:mi>
      <mml:mi>q</mml:mi>
    </mml:mrow>
  </mml:msub>
  <mml:mo>=</mml:mo>
  <mml:mfrac>
    <mml:mrow>
      <mml:msub>
        <mml:mrow>
          <mml:mo fence="false">[</mml:mo>
          <mml:msup>
            <mml:mi>I</mml:mi>
            <mml:mo>−</mml:mo>
          </mml:msup>
          <mml:mo fence="false">]</mml:mo>
          <mml:mtext> </mml:mtext>
        </mml:mrow>
        <mml:mrow>
          <mml:mi>e</mml:mi>
          <mml:mi>q</mml:mi>
        </mml:mrow>
      </mml:msub>
    </mml:mrow>
    <mml:mn>2</mml:mn>
  </mml:mfrac>
</mml:math>
</file>

<file path=Object 7/content.xml><?xml version="1.0" encoding="utf-8"?>
<mml:math xmlns:mml="http://www.w3.org/1998/Math/MathML" display="block">
  <mml:mi>𝜎</mml:mi>
  <mml:mo>=</mml:mo>
  <mml:mn>2</mml:mn>
  <mml:mi>s</mml:mi>
  <mml:mo fence="false">[</mml:mo>
  <mml:msubsup>
    <mml:mi>𝜆</mml:mi>
    <mml:mrow>
      <mml:mfrac>
        <mml:mn>1</mml:mn>
        <mml:mn>2</mml:mn>
      </mml:mfrac>
      <mml:msup>
        <mml:mrow>
          <mml:mi>P</mml:mi>
          <mml:mi>b</mml:mi>
        </mml:mrow>
        <mml:mrow>
          <mml:mn>2</mml:mn>
          <mml:mo>+</mml:mo>
        </mml:mrow>
      </mml:msup>
    </mml:mrow>
    <mml:mn>0</mml:mn>
  </mml:msubsup>
  <mml:mo>+</mml:mo>
  <mml:msubsup>
    <mml:mi>𝜆</mml:mi>
    <mml:mrow>
      <mml:msup>
        <mml:mi>I</mml:mi>
        <mml:mo>−</mml:mo>
      </mml:msup>
    </mml:mrow>
    <mml:mn>0</mml:mn>
  </mml:msubsup>
  <mml:mo fence="false">]</mml:mo>
</mml:math>
</file>

<file path=Object 8/content.xml><?xml version="1.0" encoding="utf-8"?>
<mml:math xmlns:mml="http://www.w3.org/1998/Math/MathML" display="block">
  <mml:msub>
    <mml:mi>K</mml:mi>
    <mml:mi>S</mml:mi>
  </mml:msub>
  <mml:mo fence="false">(</mml:mo>
  <mml:mi>T</mml:mi>
  <mml:mo fence="false">)</mml:mo>
  <mml:mo>=</mml:mo>
  <mml:mfrac>
    <mml:mrow>
      <mml:msup>
        <mml:mrow>
          <mml:mi>𝜎</mml:mi>
          <mml:mo fence="false">(</mml:mo>
          <mml:mi>T</mml:mi>
          <mml:mo fence="false">)</mml:mo>
        </mml:mrow>
        <mml:mn>3</mml:mn>
      </mml:msup>
    </mml:mrow>
    <mml:mrow>
      <mml:mn>2</mml:mn>
      <mml:msup>
        <mml:mrow>
          <mml:mo fence="false">[</mml:mo>
          <mml:msubsup>
            <mml:mi>𝜆</mml:mi>
            <mml:mrow>
              <mml:mfrac>
                <mml:mn>1</mml:mn>
                <mml:mn>2</mml:mn>
              </mml:mfrac>
              <mml:msup>
                <mml:mrow>
                  <mml:mi>P</mml:mi>
                  <mml:mi>b</mml:mi>
                </mml:mrow>
                <mml:mrow>
                  <mml:mn>2</mml:mn>
                  <mml:mo>+</mml:mo>
                </mml:mrow>
              </mml:msup>
            </mml:mrow>
            <mml:mn>0</mml:mn>
          </mml:msubsup>
          <mml:mo>+</mml:mo>
          <mml:msubsup>
            <mml:mi>𝜆</mml:mi>
            <mml:mrow>
              <mml:msup>
                <mml:mi>I</mml:mi>
                <mml:mo>−</mml:mo>
              </mml:msup>
            </mml:mrow>
            <mml:mn>0</mml:mn>
          </mml:msubsup>
          <mml:mo fence="false">]</mml:mo>
          <mml:mtext> </mml:mtext>
        </mml:mrow>
        <mml:mn>3</mml:mn>
      </mml:msup>
      <mml:msup>
        <mml:mrow>
          <mml:msup>
            <mml:mrow>
              <mml:mo fence="false">(</mml:mo>
              <mml:mi>C</mml:mi>
            </mml:mrow>
            <mml:mn>0</mml:mn>
          </mml:msup>
          <mml:mo fence="false">)</mml:mo>
        </mml:mrow>
        <mml:mn>3</mml:mn>
      </mml:msup>
    </mml:mrow>
  </mml:mfrac>
</mml:math>
</file>

<file path=Object 9/content.xml><?xml version="1.0" encoding="utf-8"?>
<mml:math xmlns:mml="http://www.w3.org/1998/Math/MathML" display="block">
  <mml:msub>
    <mml:mi>𝑲</mml:mi>
    <mml:mi>𝑺</mml:mi>
  </mml:msub>
</mml:math>
</file>